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9 年 8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74334" table:style-name="ce17">
            <text:p>23,574,334</text:p>
          </table:table-cell>
          <table:table-cell office:value-type="float" office:value="11683160" table:style-name="ce17">
            <text:p>11,683,160</text:p>
          </table:table-cell>
          <table:table-cell office:value-type="float" office:value="11891174" table:style-name="ce17">
            <text:p>11,891,174</text:p>
          </table:table-cell>
          <table:table-cell office:value-type="float" office:value="941891" table:style-name="ce17">
            <text:p>941,891</text:p>
          </table:table-cell>
          <table:table-cell office:value-type="float" office:value="487930" table:style-name="ce17">
            <text:p>487,930</text:p>
          </table:table-cell>
          <table:table-cell office:value-type="float" office:value="453961" table:style-name="ce17">
            <text:p>453,961</text:p>
          </table:table-cell>
          <table:table-cell office:value-type="float" office:value="3.9954087356190002" table:style-name="ce18">
            <text:p>4.00</text:p>
          </table:table-cell>
          <table:table-cell office:value-type="float" office:value="1363178" table:style-name="ce17">
            <text:p>1,363,178</text:p>
          </table:table-cell>
          <table:table-cell office:value-type="float" office:value="706028" table:style-name="ce17">
            <text:p>706,028</text:p>
          </table:table-cell>
          <table:table-cell office:value-type="float" office:value="657150" table:style-name="ce17">
            <text:p>657,150</text:p>
          </table:table-cell>
          <table:table-cell office:value-type="float" office:value="5.7824666435963792" table:style-name="ce19">
            <text:p>5.78</text:p>
          </table:table-cell>
          <table:table-cell office:value-type="float" office:value="2365044" table:style-name="ce17">
            <text:p>2,365,044</text:p>
          </table:table-cell>
          <table:table-cell office:value-type="float" office:value="1226331" table:style-name="ce17">
            <text:p>1,226,331</text:p>
          </table:table-cell>
          <table:table-cell office:value-type="float" office:value="1138713" table:style-name="ce17">
            <text:p>1,138,713</text:p>
          </table:table-cell>
          <table:table-cell office:value-type="float" office:value="10.032283414666136" table:style-name="ce18">
            <text:p>10.03</text:p>
          </table:table-cell>
          <table:table-cell office:value-type="float" office:value="2568159" table:style-name="ce17">
            <text:p>2,568,159</text:p>
          </table:table-cell>
          <table:table-cell office:value-type="float" office:value="1332570" table:style-name="ce17">
            <text:p>1,332,570</text:p>
          </table:table-cell>
          <table:table-cell office:value-type="float" office:value="1235589" table:style-name="ce17">
            <text:p>1,235,589</text:p>
          </table:table-cell>
          <table:table-cell office:value-type="float" office:value="10.893877214092242" table:style-name="ce18">
            <text:p>10.89</text:p>
          </table:table-cell>
          <table:table-cell office:value-type="float" office:value="1279091" table:style-name="ce17">
            <text:p>1,279,091</text:p>
          </table:table-cell>
          <table:table-cell office:value-type="float" office:value="668843" table:style-name="ce17">
            <text:p>668,843</text:p>
          </table:table-cell>
          <table:table-cell office:value-type="float" office:value="610248" table:style-name="ce17">
            <text:p>610,248</text:p>
          </table:table-cell>
          <table:table-cell office:value-type="float" office:value="5.4257778819965816" table:style-name="ce18">
            <text:p>5.43</text:p>
          </table:table-cell>
          <table:table-cell office:value-type="float" office:value="19403128" table:style-name="ce17">
            <text:p>19,403,128</text:p>
          </table:table-cell>
          <table:table-cell office:value-type="float" office:value="9513506" table:style-name="ce17">
            <text:p>9,513,506</text:p>
          </table:table-cell>
          <table:table-cell office:value-type="float" office:value="9889622" table:style-name="ce17">
            <text:p>9,889,622</text:p>
          </table:table-cell>
          <table:table-cell office:value-type="float" office:value="82.306155499451222" table:style-name="ce18">
            <text:p>82.31</text:p>
          </table:table-cell>
          <table:table-cell office:value-type="float" office:value="3722162" table:style-name="ce17">
            <text:p>3,722,162</text:p>
          </table:table-cell>
          <table:table-cell office:value-type="float" office:value="1697766" table:style-name="ce17">
            <text:p>1,697,766</text:p>
          </table:table-cell>
          <table:table-cell office:value-type="float" office:value="2024396" table:style-name="ce17">
            <text:p>2,024,396</text:p>
          </table:table-cell>
          <table:table-cell office:value-type="float" office:value="15.789044135880998" table:style-name="ce18">
            <text:p>15.7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28324" table:style-name="ce21">
            <text:p>4,028,324</text:p>
          </table:table-cell>
          <table:table-cell office:value-type="float" office:value="1967412" table:style-name="ce21">
            <text:p>1,967,412</text:p>
          </table:table-cell>
          <table:table-cell office:value-type="float" office:value="2060912" table:style-name="ce21">
            <text:p>2,060,912</text:p>
          </table:table-cell>
          <table:table-cell office:value-type="float" office:value="149604" table:style-name="ce21">
            <text:p>149,604</text:p>
          </table:table-cell>
          <table:table-cell office:value-type="float" office:value="77231" table:style-name="ce21">
            <text:p>77,231</text:p>
          </table:table-cell>
          <table:table-cell office:value-type="float" office:value="72373" table:style-name="ce21">
            <text:p>72,373</text:p>
          </table:table-cell>
          <table:table-cell office:value-type="float" office:value="3.7138025640440047" table:style-name="ce22">
            <text:p>3.71</text:p>
          </table:table-cell>
          <table:table-cell office:value-type="float" office:value="219327" table:style-name="ce21">
            <text:p>219,327</text:p>
          </table:table-cell>
          <table:table-cell office:value-type="float" office:value="113223" table:style-name="ce21">
            <text:p>113,223</text:p>
          </table:table-cell>
          <table:table-cell office:value-type="float" office:value="106104" table:style-name="ce21">
            <text:p>106,104</text:p>
          </table:table-cell>
          <table:table-cell office:value-type="float" office:value="5.4446216342081719" table:style-name="ce23">
            <text:p>5.44</text:p>
          </table:table-cell>
          <table:table-cell office:value-type="float" office:value="385405" table:style-name="ce21">
            <text:p>385,405</text:p>
          </table:table-cell>
          <table:table-cell office:value-type="float" office:value="199375" table:style-name="ce21">
            <text:p>199,375</text:p>
          </table:table-cell>
          <table:table-cell office:value-type="float" office:value="186030" table:style-name="ce21">
            <text:p>186,030</text:p>
          </table:table-cell>
          <table:table-cell office:value-type="float" office:value="9.5673783935949537" table:style-name="ce22">
            <text:p>9.57</text:p>
          </table:table-cell>
          <table:table-cell office:value-type="float" office:value="417663" table:style-name="ce21">
            <text:p>417,663</text:p>
          </table:table-cell>
          <table:table-cell office:value-type="float" office:value="216292" table:style-name="ce21">
            <text:p>216,292</text:p>
          </table:table-cell>
          <table:table-cell office:value-type="float" office:value="201371" table:style-name="ce21">
            <text:p>201,371</text:p>
          </table:table-cell>
          <table:table-cell office:value-type="float" office:value="10.368158072687301" table:style-name="ce22">
            <text:p>10.37</text:p>
          </table:table-cell>
          <table:table-cell office:value-type="float" office:value="207411" table:style-name="ce21">
            <text:p>207,411</text:p>
          </table:table-cell>
          <table:table-cell office:value-type="float" office:value="108483" table:style-name="ce21">
            <text:p>108,483</text:p>
          </table:table-cell>
          <table:table-cell office:value-type="float" office:value="98928" table:style-name="ce21">
            <text:p>98,928</text:p>
          </table:table-cell>
          <table:table-cell office:value-type="float" office:value="5.1488162322593709" table:style-name="ce22">
            <text:p>5.15</text:p>
          </table:table-cell>
          <table:table-cell office:value-type="float" office:value="3348853" table:style-name="ce21">
            <text:p>3,348,853</text:p>
          </table:table-cell>
          <table:table-cell office:value-type="float" office:value="1614422" table:style-name="ce21">
            <text:p>1,614,422</text:p>
          </table:table-cell>
          <table:table-cell office:value-type="float" office:value="1734431" table:style-name="ce21">
            <text:p>1,734,431</text:p>
          </table:table-cell>
          <table:table-cell office:value-type="float" office:value="83.132662616015992" table:style-name="ce22">
            <text:p>83.13</text:p>
          </table:table-cell>
          <table:table-cell office:value-type="float" office:value="604783" table:style-name="ce21">
            <text:p>604,783</text:p>
          </table:table-cell>
          <table:table-cell office:value-type="float" office:value="273078" table:style-name="ce21">
            <text:p>273,078</text:p>
          </table:table-cell>
          <table:table-cell office:value-type="float" office:value="331705" table:style-name="ce21">
            <text:p>331,705</text:p>
          </table:table-cell>
          <table:table-cell office:value-type="float" office:value="15.013266063007841" table:style-name="ce22">
            <text:p>15.0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15642" table:style-name="ce21">
            <text:p>2,615,642</text:p>
          </table:table-cell>
          <table:table-cell office:value-type="float" office:value="1245157" table:style-name="ce21">
            <text:p>1,245,157</text:p>
          </table:table-cell>
          <table:table-cell office:value-type="float" office:value="1370485" table:style-name="ce21">
            <text:p>1,370,485</text:p>
          </table:table-cell>
          <table:table-cell office:value-type="float" office:value="116700" table:style-name="ce21">
            <text:p>116,700</text:p>
          </table:table-cell>
          <table:table-cell office:value-type="float" office:value="60292" table:style-name="ce21">
            <text:p>60,292</text:p>
          </table:table-cell>
          <table:table-cell office:value-type="float" office:value="56408" table:style-name="ce21">
            <text:p>56,408</text:p>
          </table:table-cell>
          <table:table-cell office:value-type="float" office:value="4.4616197476565986" table:style-name="ce22">
            <text:p>4.46</text:p>
          </table:table-cell>
          <table:table-cell office:value-type="float" office:value="167358" table:style-name="ce21">
            <text:p>167,358</text:p>
          </table:table-cell>
          <table:table-cell office:value-type="float" office:value="86420" table:style-name="ce21">
            <text:p>86,420</text:p>
          </table:table-cell>
          <table:table-cell office:value-type="float" office:value="80938" table:style-name="ce21">
            <text:p>80,938</text:p>
          </table:table-cell>
          <table:table-cell office:value-type="float" office:value="6.3983526797627501" table:style-name="ce23">
            <text:p>6.40</text:p>
          </table:table-cell>
          <table:table-cell office:value-type="float" office:value="281235" table:style-name="ce21">
            <text:p>281,235</text:p>
          </table:table-cell>
          <table:table-cell office:value-type="float" office:value="145497" table:style-name="ce21">
            <text:p>145,497</text:p>
          </table:table-cell>
          <table:table-cell office:value-type="float" office:value="135738" table:style-name="ce21">
            <text:p>135,738</text:p>
          </table:table-cell>
          <table:table-cell office:value-type="float" office:value="10.75204481347218" table:style-name="ce22">
            <text:p>10.75</text:p>
          </table:table-cell>
          <table:table-cell office:value-type="float" office:value="304573" table:style-name="ce21">
            <text:p>304,573</text:p>
          </table:table-cell>
          <table:table-cell office:value-type="float" office:value="157549" table:style-name="ce21">
            <text:p>157,549</text:p>
          </table:table-cell>
          <table:table-cell office:value-type="float" office:value="147024" table:style-name="ce21">
            <text:p>147,024</text:p>
          </table:table-cell>
          <table:table-cell office:value-type="float" office:value="11.64429229994013" table:style-name="ce22">
            <text:p>11.64</text:p>
          </table:table-cell>
          <table:table-cell office:value-type="float" office:value="130195" table:style-name="ce21">
            <text:p>130,195</text:p>
          </table:table-cell>
          <table:table-cell office:value-type="float" office:value="67884" table:style-name="ce21">
            <text:p>67,884</text:p>
          </table:table-cell>
          <table:table-cell office:value-type="float" office:value="62311" table:style-name="ce21">
            <text:p>62,311</text:p>
          </table:table-cell>
          <table:table-cell office:value-type="float" office:value="4.9775542677476503" table:style-name="ce22">
            <text:p>4.98</text:p>
          </table:table-cell>
          <table:table-cell office:value-type="float" office:value="2156383" table:style-name="ce21">
            <text:p>2,156,383</text:p>
          </table:table-cell>
          <table:table-cell office:value-type="float" office:value="1006997" table:style-name="ce21">
            <text:p>1,006,997</text:p>
          </table:table-cell>
          <table:table-cell office:value-type="float" office:value="1149386" table:style-name="ce21">
            <text:p>1,149,386</text:p>
          </table:table-cell>
          <table:table-cell office:value-type="float" office:value="82.441824989811295" table:style-name="ce22">
            <text:p>82.44</text:p>
          </table:table-cell>
          <table:table-cell office:value-type="float" office:value="489370" table:style-name="ce21">
            <text:p>489,370</text:p>
          </table:table-cell>
          <table:table-cell office:value-type="float" office:value="217596" table:style-name="ce21">
            <text:p>217,596</text:p>
          </table:table-cell>
          <table:table-cell office:value-type="float" office:value="271774" table:style-name="ce21">
            <text:p>271,774</text:p>
          </table:table-cell>
          <table:table-cell office:value-type="float" office:value="18.709364660760151" table:style-name="ce22">
            <text:p>18.7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62440" table:style-name="ce21">
            <text:p>2,262,440</text:p>
          </table:table-cell>
          <table:table-cell office:value-type="float" office:value="1121530" table:style-name="ce21">
            <text:p>1,121,530</text:p>
          </table:table-cell>
          <table:table-cell office:value-type="float" office:value="1140910" table:style-name="ce21">
            <text:p>1,140,910</text:p>
          </table:table-cell>
          <table:table-cell office:value-type="float" office:value="112270" table:style-name="ce21">
            <text:p>112,270</text:p>
          </table:table-cell>
          <table:table-cell office:value-type="float" office:value="58185" table:style-name="ce21">
            <text:p>58,185</text:p>
          </table:table-cell>
          <table:table-cell office:value-type="float" office:value="54085" table:style-name="ce21">
            <text:p>54,085</text:p>
          </table:table-cell>
          <table:table-cell office:value-type="float" office:value="4.9623415427591455" table:style-name="ce22">
            <text:p>4.96</text:p>
          </table:table-cell>
          <table:table-cell office:value-type="float" office:value="158783" table:style-name="ce21">
            <text:p>158,783</text:p>
          </table:table-cell>
          <table:table-cell office:value-type="float" office:value="82362" table:style-name="ce21">
            <text:p>82,362</text:p>
          </table:table-cell>
          <table:table-cell office:value-type="float" office:value="76421" table:style-name="ce21">
            <text:p>76,421</text:p>
          </table:table-cell>
          <table:table-cell office:value-type="float" office:value="7.0182192676932873" table:style-name="ce23">
            <text:p>7.02</text:p>
          </table:table-cell>
          <table:table-cell office:value-type="float" office:value="267131" table:style-name="ce21">
            <text:p>267,131</text:p>
          </table:table-cell>
          <table:table-cell office:value-type="float" office:value="138585" table:style-name="ce21">
            <text:p>138,585</text:p>
          </table:table-cell>
          <table:table-cell office:value-type="float" office:value="128546" table:style-name="ce21">
            <text:p>128,546</text:p>
          </table:table-cell>
          <table:table-cell office:value-type="float" office:value="11.807208146956382" table:style-name="ce22">
            <text:p>11.81</text:p>
          </table:table-cell>
          <table:table-cell office:value-type="float" office:value="288938" table:style-name="ce21">
            <text:p>288,938</text:p>
          </table:table-cell>
          <table:table-cell office:value-type="float" office:value="150053" table:style-name="ce21">
            <text:p>150,053</text:p>
          </table:table-cell>
          <table:table-cell office:value-type="float" office:value="138885" table:style-name="ce21">
            <text:p>138,885</text:p>
          </table:table-cell>
          <table:table-cell office:value-type="float" office:value="12.771079012040099" table:style-name="ce22">
            <text:p>12.77</text:p>
          </table:table-cell>
          <table:table-cell office:value-type="float" office:value="135929" table:style-name="ce21">
            <text:p>135,929</text:p>
          </table:table-cell>
          <table:table-cell office:value-type="float" office:value="71340" table:style-name="ce21">
            <text:p>71,340</text:p>
          </table:table-cell>
          <table:table-cell office:value-type="float" office:value="64589" table:style-name="ce21">
            <text:p>64,589</text:p>
          </table:table-cell>
          <table:table-cell office:value-type="float" office:value="6.0080709322678167" table:style-name="ce22">
            <text:p>6.01</text:p>
          </table:table-cell>
          <table:table-cell office:value-type="float" office:value="1804304" table:style-name="ce21">
            <text:p>1,804,304</text:p>
          </table:table-cell>
          <table:table-cell office:value-type="float" office:value="882813" table:style-name="ce21">
            <text:p>882,813</text:p>
          </table:table-cell>
          <table:table-cell office:value-type="float" office:value="921491" table:style-name="ce21">
            <text:p>921,491</text:p>
          </table:table-cell>
          <table:table-cell office:value-type="float" office:value="79.750358020544184" table:style-name="ce22">
            <text:p>79.75</text:p>
          </table:table-cell>
          <table:table-cell office:value-type="float" office:value="285207" table:style-name="ce21">
            <text:p>285,207</text:p>
          </table:table-cell>
          <table:table-cell office:value-type="float" office:value="130720" table:style-name="ce21">
            <text:p>130,720</text:p>
          </table:table-cell>
          <table:table-cell office:value-type="float" office:value="154487" table:style-name="ce21">
            <text:p>154,487</text:p>
          </table:table-cell>
          <table:table-cell office:value-type="float" office:value="12.606168561376213" table:style-name="ce22">
            <text:p>12.6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6819" table:style-name="ce21">
            <text:p>2,816,819</text:p>
          </table:table-cell>
          <table:table-cell office:value-type="float" office:value="1384030" table:style-name="ce21">
            <text:p>1,384,030</text:p>
          </table:table-cell>
          <table:table-cell office:value-type="float" office:value="1432789" table:style-name="ce21">
            <text:p>1,432,789</text:p>
          </table:table-cell>
          <table:table-cell office:value-type="float" office:value="126089" table:style-name="ce21">
            <text:p>126,089</text:p>
          </table:table-cell>
          <table:table-cell office:value-type="float" office:value="65449" table:style-name="ce21">
            <text:p>65,449</text:p>
          </table:table-cell>
          <table:table-cell office:value-type="float" office:value="60640" table:style-name="ce21">
            <text:p>60,640</text:p>
          </table:table-cell>
          <table:table-cell office:value-type="float" office:value="4.4762904538772279" table:style-name="ce22">
            <text:p>4.48</text:p>
          </table:table-cell>
          <table:table-cell office:value-type="float" office:value="183629" table:style-name="ce21">
            <text:p>183,629</text:p>
          </table:table-cell>
          <table:table-cell office:value-type="float" office:value="95248" table:style-name="ce21">
            <text:p>95,248</text:p>
          </table:table-cell>
          <table:table-cell office:value-type="float" office:value="88381" table:style-name="ce21">
            <text:p>88,381</text:p>
          </table:table-cell>
          <table:table-cell office:value-type="float" office:value="6.5190202139363596" table:style-name="ce23">
            <text:p>6.52</text:p>
          </table:table-cell>
          <table:table-cell office:value-type="float" office:value="316261" table:style-name="ce21">
            <text:p>316,261</text:p>
          </table:table-cell>
          <table:table-cell office:value-type="float" office:value="164277" table:style-name="ce21">
            <text:p>164,277</text:p>
          </table:table-cell>
          <table:table-cell office:value-type="float" office:value="151984" table:style-name="ce21">
            <text:p>151,984</text:p>
          </table:table-cell>
          <table:table-cell office:value-type="float" office:value="11.227593963261395" table:style-name="ce22">
            <text:p>11.23</text:p>
          </table:table-cell>
          <table:table-cell office:value-type="float" office:value="342955" table:style-name="ce21">
            <text:p>342,955</text:p>
          </table:table-cell>
          <table:table-cell office:value-type="float" office:value="178040" table:style-name="ce21">
            <text:p>178,040</text:p>
          </table:table-cell>
          <table:table-cell office:value-type="float" office:value="164915" table:style-name="ce21">
            <text:p>164,915</text:p>
          </table:table-cell>
          <table:table-cell office:value-type="float" office:value="12.175258687192894" table:style-name="ce22">
            <text:p>12.18</text:p>
          </table:table-cell>
          <table:table-cell office:value-type="float" office:value="165587" table:style-name="ce21">
            <text:p>165,587</text:p>
          </table:table-cell>
          <table:table-cell office:value-type="float" office:value="85937" table:style-name="ce21">
            <text:p>85,937</text:p>
          </table:table-cell>
          <table:table-cell office:value-type="float" office:value="79650" table:style-name="ce21">
            <text:p>79,650</text:p>
          </table:table-cell>
          <table:table-cell office:value-type="float" office:value="5.8785104758239708" table:style-name="ce22">
            <text:p>5.88</text:p>
          </table:table-cell>
          <table:table-cell office:value-type="float" office:value="2267562" table:style-name="ce21">
            <text:p>2,267,562</text:p>
          </table:table-cell>
          <table:table-cell office:value-type="float" office:value="1098972" table:style-name="ce21">
            <text:p>1,098,972</text:p>
          </table:table-cell>
          <table:table-cell office:value-type="float" office:value="1168590" table:style-name="ce21">
            <text:p>1,168,590</text:p>
          </table:table-cell>
          <table:table-cell office:value-type="float" office:value="80.500806051081014" table:style-name="ce22">
            <text:p>80.50</text:p>
          </table:table-cell>
          <table:table-cell office:value-type="float" office:value="376236" table:style-name="ce21">
            <text:p>376,236</text:p>
          </table:table-cell>
          <table:table-cell office:value-type="float" office:value="171581" table:style-name="ce21">
            <text:p>171,581</text:p>
          </table:table-cell>
          <table:table-cell office:value-type="float" office:value="204655" table:style-name="ce21">
            <text:p>204,655</text:p>
          </table:table-cell>
          <table:table-cell office:value-type="float" office:value="13.356768752269849" table:style-name="ce22">
            <text:p>13.36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76829" table:style-name="ce21">
            <text:p>1,876,829</text:p>
          </table:table-cell>
          <table:table-cell office:value-type="float" office:value="934941" table:style-name="ce21">
            <text:p>934,941</text:p>
          </table:table-cell>
          <table:table-cell office:value-type="float" office:value="941888" table:style-name="ce21">
            <text:p>941,888</text:p>
          </table:table-cell>
          <table:table-cell office:value-type="float" office:value="68624" table:style-name="ce21">
            <text:p>68,624</text:p>
          </table:table-cell>
          <table:table-cell office:value-type="float" office:value="35582" table:style-name="ce21">
            <text:p>35,582</text:p>
          </table:table-cell>
          <table:table-cell office:value-type="float" office:value="33042" table:style-name="ce21">
            <text:p>33,042</text:p>
          </table:table-cell>
          <table:table-cell office:value-type="float" office:value="3.6563799898658855" table:style-name="ce22">
            <text:p>3.66</text:p>
          </table:table-cell>
          <table:table-cell office:value-type="float" office:value="101093" table:style-name="ce21">
            <text:p>101,093</text:p>
          </table:table-cell>
          <table:table-cell office:value-type="float" office:value="52326" table:style-name="ce21">
            <text:p>52,326</text:p>
          </table:table-cell>
          <table:table-cell office:value-type="float" office:value="48767" table:style-name="ce21">
            <text:p>48,767</text:p>
          </table:table-cell>
          <table:table-cell office:value-type="float" office:value="5.3863724398972943" table:style-name="ce23">
            <text:p>5.39</text:p>
          </table:table-cell>
          <table:table-cell office:value-type="float" office:value="177917" table:style-name="ce21">
            <text:p>177,917</text:p>
          </table:table-cell>
          <table:table-cell office:value-type="float" office:value="92115" table:style-name="ce21">
            <text:p>92,115</text:p>
          </table:table-cell>
          <table:table-cell office:value-type="float" office:value="85802" table:style-name="ce21">
            <text:p>85,802</text:p>
          </table:table-cell>
          <table:table-cell office:value-type="float" office:value="9.4796595747401593" table:style-name="ce22">
            <text:p>9.48</text:p>
          </table:table-cell>
          <table:table-cell office:value-type="float" office:value="193616" table:style-name="ce21">
            <text:p>193,616</text:p>
          </table:table-cell>
          <table:table-cell office:value-type="float" office:value="100356" table:style-name="ce21">
            <text:p>100,356</text:p>
          </table:table-cell>
          <table:table-cell office:value-type="float" office:value="93260" table:style-name="ce21">
            <text:p>93,260</text:p>
          </table:table-cell>
          <table:table-cell office:value-type="float" office:value="10.316123631934502" table:style-name="ce22">
            <text:p>10.32</text:p>
          </table:table-cell>
          <table:table-cell office:value-type="float" office:value="97015" table:style-name="ce21">
            <text:p>97,015</text:p>
          </table:table-cell>
          <table:table-cell office:value-type="float" office:value="50642" table:style-name="ce21">
            <text:p>50,642</text:p>
          </table:table-cell>
          <table:table-cell office:value-type="float" office:value="46373" table:style-name="ce21">
            <text:p>46,373</text:p>
          </table:table-cell>
          <table:table-cell office:value-type="float" office:value="5.1690910573099629" table:style-name="ce22">
            <text:p>5.17</text:p>
          </table:table-cell>
          <table:table-cell office:value-type="float" office:value="1562121" table:style-name="ce21">
            <text:p>1,562,121</text:p>
          </table:table-cell>
          <table:table-cell office:value-type="float" office:value="771471" table:style-name="ce21">
            <text:p>771,471</text:p>
          </table:table-cell>
          <table:table-cell office:value-type="float" office:value="790650" table:style-name="ce21">
            <text:p>790,650</text:p>
          </table:table-cell>
          <table:table-cell office:value-type="float" office:value="83.23193002665667" table:style-name="ce22">
            <text:p>83.23</text:p>
          </table:table-cell>
          <table:table-cell office:value-type="float" office:value="304319" table:style-name="ce21">
            <text:p>304,319</text:p>
          </table:table-cell>
          <table:table-cell office:value-type="float" office:value="139715" table:style-name="ce21">
            <text:p>139,715</text:p>
          </table:table-cell>
          <table:table-cell office:value-type="float" office:value="164604" table:style-name="ce21">
            <text:p>164,604</text:p>
          </table:table-cell>
          <table:table-cell office:value-type="float" office:value="16.21452993320116" table:style-name="ce22">
            <text:p>16.2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69434" table:style-name="ce21">
            <text:p>2,769,434</text:p>
          </table:table-cell>
          <table:table-cell office:value-type="float" office:value="1366607" table:style-name="ce21">
            <text:p>1,366,607</text:p>
          </table:table-cell>
          <table:table-cell office:value-type="float" office:value="1402827" table:style-name="ce21">
            <text:p>1,402,827</text:p>
          </table:table-cell>
          <table:table-cell office:value-type="float" office:value="102469" table:style-name="ce21">
            <text:p>102,469</text:p>
          </table:table-cell>
          <table:table-cell office:value-type="float" office:value="53137" table:style-name="ce21">
            <text:p>53,137</text:p>
          </table:table-cell>
          <table:table-cell office:value-type="float" office:value="49332" table:style-name="ce21">
            <text:p>49,332</text:p>
          </table:table-cell>
          <table:table-cell office:value-type="float" office:value="3.6999979057092536" table:style-name="ce22">
            <text:p>3.70</text:p>
          </table:table-cell>
          <table:table-cell office:value-type="float" office:value="148034" table:style-name="ce21">
            <text:p>148,034</text:p>
          </table:table-cell>
          <table:table-cell office:value-type="float" office:value="76824" table:style-name="ce21">
            <text:p>76,824</text:p>
          </table:table-cell>
          <table:table-cell office:value-type="float" office:value="71210" table:style-name="ce21">
            <text:p>71,210</text:p>
          </table:table-cell>
          <table:table-cell office:value-type="float" office:value="5.345279938066767" table:style-name="ce23">
            <text:p>5.35</text:p>
          </table:table-cell>
          <table:table-cell office:value-type="float" office:value="256723" table:style-name="ce21">
            <text:p>256,723</text:p>
          </table:table-cell>
          <table:table-cell office:value-type="float" office:value="132995" table:style-name="ce21">
            <text:p>132,995</text:p>
          </table:table-cell>
          <table:table-cell office:value-type="float" office:value="123728" table:style-name="ce21">
            <text:p>123,728</text:p>
          </table:table-cell>
          <table:table-cell office:value-type="float" office:value="9.269872472136905" table:style-name="ce22">
            <text:p>9.27</text:p>
          </table:table-cell>
          <table:table-cell office:value-type="float" office:value="279018" table:style-name="ce21">
            <text:p>279,018</text:p>
          </table:table-cell>
          <table:table-cell office:value-type="float" office:value="144682" table:style-name="ce21">
            <text:p>144,682</text:p>
          </table:table-cell>
          <table:table-cell office:value-type="float" office:value="134336" table:style-name="ce21">
            <text:p>134,336</text:p>
          </table:table-cell>
          <table:table-cell office:value-type="float" office:value="10.07491061350442" table:style-name="ce22">
            <text:p>10.07</text:p>
          </table:table-cell>
          <table:table-cell office:value-type="float" office:value="143166" table:style-name="ce21">
            <text:p>143,166</text:p>
          </table:table-cell>
          <table:table-cell office:value-type="float" office:value="74621" table:style-name="ce21">
            <text:p>74,621</text:p>
          </table:table-cell>
          <table:table-cell office:value-type="float" office:value="68545" table:style-name="ce21">
            <text:p>68,545</text:p>
          </table:table-cell>
          <table:table-cell office:value-type="float" office:value="5.1695039491823964" table:style-name="ce22">
            <text:p>5.17</text:p>
          </table:table-cell>
          <table:table-cell office:value-type="float" office:value="2309931" table:style-name="ce21">
            <text:p>2,309,931</text:p>
          </table:table-cell>
          <table:table-cell office:value-type="float" office:value="1128006" table:style-name="ce21">
            <text:p>1,128,006</text:p>
          </table:table-cell>
          <table:table-cell office:value-type="float" office:value="1181925" table:style-name="ce21">
            <text:p>1,181,925</text:p>
          </table:table-cell>
          <table:table-cell office:value-type="float" office:value="83.408053775609019" table:style-name="ce22">
            <text:p>83.41</text:p>
          </table:table-cell>
          <table:table-cell office:value-type="float" office:value="452847" table:style-name="ce21">
            <text:p>452,847</text:p>
          </table:table-cell>
          <table:table-cell office:value-type="float" office:value="205613" table:style-name="ce21">
            <text:p>205,613</text:p>
          </table:table-cell>
          <table:table-cell office:value-type="float" office:value="247234" table:style-name="ce21">
            <text:p>247,234</text:p>
          </table:table-cell>
          <table:table-cell office:value-type="float" office:value="16.351608306968139" table:style-name="ce22">
            <text:p>16.3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52054" table:style-name="ce21">
            <text:p>7,052,054</text:p>
          </table:table-cell>
          <table:table-cell office:value-type="float" office:value="3586249" table:style-name="ce21">
            <text:p>3,586,249</text:p>
          </table:table-cell>
          <table:table-cell office:value-type="float" office:value="3465805" table:style-name="ce21">
            <text:p>3,465,805</text:p>
          </table:table-cell>
          <table:table-cell office:value-type="float" office:value="260621" table:style-name="ce21">
            <text:p>260,621</text:p>
          </table:table-cell>
          <table:table-cell office:value-type="float" office:value="135221" table:style-name="ce21">
            <text:p>135,221</text:p>
          </table:table-cell>
          <table:table-cell office:value-type="float" office:value="125400" table:style-name="ce21">
            <text:p>125,400</text:p>
          </table:table-cell>
          <table:table-cell office:value-type="float" office:value="3.6956750472982769" table:style-name="ce22">
            <text:p>3.70</text:p>
          </table:table-cell>
          <table:table-cell office:value-type="float" office:value="377653" table:style-name="ce21">
            <text:p>377,653</text:p>
          </table:table-cell>
          <table:table-cell office:value-type="float" office:value="195874" table:style-name="ce21">
            <text:p>195,874</text:p>
          </table:table-cell>
          <table:table-cell office:value-type="float" office:value="181779" table:style-name="ce21">
            <text:p>181,779</text:p>
          </table:table-cell>
          <table:table-cell office:value-type="float" office:value="5.3552199118157633" table:style-name="ce23">
            <text:p>5.36</text:p>
          </table:table-cell>
          <table:table-cell office:value-type="float" office:value="668757" table:style-name="ce21">
            <text:p>668,757</text:p>
          </table:table-cell>
          <table:table-cell office:value-type="float" office:value="347499" table:style-name="ce21">
            <text:p>347,499</text:p>
          </table:table-cell>
          <table:table-cell office:value-type="float" office:value="321258" table:style-name="ce21">
            <text:p>321,258</text:p>
          </table:table-cell>
          <table:table-cell office:value-type="float" office:value="9.4831520008213204" table:style-name="ce22">
            <text:p>9.48</text:p>
          </table:table-cell>
          <table:table-cell office:value-type="float" office:value="728984" table:style-name="ce21">
            <text:p>728,984</text:p>
          </table:table-cell>
          <table:table-cell office:value-type="float" office:value="379170" table:style-name="ce21">
            <text:p>379,170</text:p>
          </table:table-cell>
          <table:table-cell office:value-type="float" office:value="349814" table:style-name="ce21">
            <text:p>349,814</text:p>
          </table:table-cell>
          <table:table-cell office:value-type="float" office:value="10.337186867826025" table:style-name="ce22">
            <text:p>10.34</text:p>
          </table:table-cell>
          <table:table-cell office:value-type="float" office:value="394199" table:style-name="ce21">
            <text:p>394,199</text:p>
          </table:table-cell>
          <table:table-cell office:value-type="float" office:value="206961" table:style-name="ce21">
            <text:p>206,961</text:p>
          </table:table-cell>
          <table:table-cell office:value-type="float" office:value="187238" table:style-name="ce21">
            <text:p>187,238</text:p>
          </table:table-cell>
          <table:table-cell office:value-type="float" office:value="5.5898465893766556" table:style-name="ce22">
            <text:p>5.59</text:p>
          </table:table-cell>
          <table:table-cell office:value-type="float" office:value="5821788" table:style-name="ce21">
            <text:p>5,821,788</text:p>
          </table:table-cell>
          <table:table-cell office:value-type="float" office:value="2944328" table:style-name="ce21">
            <text:p>2,944,328</text:p>
          </table:table-cell>
          <table:table-cell office:value-type="float" office:value="2877460" table:style-name="ce21">
            <text:p>2,877,460</text:p>
          </table:table-cell>
          <table:table-cell office:value-type="float" office:value="82.554501142504009" table:style-name="ce22">
            <text:p>82.55</text:p>
          </table:table-cell>
          <table:table-cell office:value-type="float" office:value="1187982" table:style-name="ce21">
            <text:p>1,187,982</text:p>
          </table:table-cell>
          <table:table-cell office:value-type="float" office:value="549073" table:style-name="ce21">
            <text:p>549,073</text:p>
          </table:table-cell>
          <table:table-cell office:value-type="float" office:value="638909" table:style-name="ce21">
            <text:p>638,909</text:p>
          </table:table-cell>
          <table:table-cell office:value-type="float" office:value="16.84590049934388" table:style-name="ce22">
            <text:p>16.85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3646" table:style-name="ce25">
            <text:p>453,646</text:p>
          </table:table-cell>
          <table:table-cell office:value-type="float" office:value="228684" table:style-name="ce25">
            <text:p>228,684</text:p>
          </table:table-cell>
          <table:table-cell office:value-type="float" office:value="224962" table:style-name="ce25">
            <text:p>224,962</text:p>
          </table:table-cell>
          <table:table-cell office:value-type="float" office:value="16339" table:style-name="ce25">
            <text:p>16,339</text:p>
          </table:table-cell>
          <table:table-cell office:value-type="float" office:value="8370" table:style-name="ce25">
            <text:p>8,370</text:p>
          </table:table-cell>
          <table:table-cell office:value-type="float" office:value="7969" table:style-name="ce25">
            <text:p>7,969</text:p>
          </table:table-cell>
          <table:table-cell office:value-type="float" office:value="3.6017070579262249" table:style-name="ce26">
            <text:p>3.60</text:p>
          </table:table-cell>
          <table:table-cell office:value-type="float" office:value="23563" table:style-name="ce25">
            <text:p>23,563</text:p>
          </table:table-cell>
          <table:table-cell office:value-type="float" office:value="12113" table:style-name="ce25">
            <text:p>12,113</text:p>
          </table:table-cell>
          <table:table-cell office:value-type="float" office:value="11450" table:style-name="ce25">
            <text:p>11,450</text:p>
          </table:table-cell>
          <table:table-cell office:value-type="float" office:value="5.1941381605921801" table:style-name="ce27">
            <text:p>5.19</text:p>
          </table:table-cell>
          <table:table-cell office:value-type="float" office:value="41885" table:style-name="ce25">
            <text:p>41,885</text:p>
          </table:table-cell>
          <table:table-cell office:value-type="float" office:value="21668" table:style-name="ce25">
            <text:p>21,668</text:p>
          </table:table-cell>
          <table:table-cell office:value-type="float" office:value="20217" table:style-name="ce25">
            <text:p>20,217</text:p>
          </table:table-cell>
          <table:table-cell office:value-type="float" office:value="9.2329702014345987" table:style-name="ce26">
            <text:p>9.23</text:p>
          </table:table-cell>
          <table:table-cell office:value-type="float" office:value="45542" table:style-name="ce25">
            <text:p>45,542</text:p>
          </table:table-cell>
          <table:table-cell office:value-type="float" office:value="23540" table:style-name="ce25">
            <text:p>23,540</text:p>
          </table:table-cell>
          <table:table-cell office:value-type="float" office:value="22002" table:style-name="ce25">
            <text:p>22,002</text:p>
          </table:table-cell>
          <table:table-cell office:value-type="float" office:value="10.039105381729366" table:style-name="ce26">
            <text:p>10.04</text:p>
          </table:table-cell>
          <table:table-cell office:value-type="float" office:value="24355" table:style-name="ce25">
            <text:p>24,355</text:p>
          </table:table-cell>
          <table:table-cell office:value-type="float" office:value="12676" table:style-name="ce25">
            <text:p>12,676</text:p>
          </table:table-cell>
          <table:table-cell office:value-type="float" office:value="11679" table:style-name="ce25">
            <text:p>11,679</text:p>
          </table:table-cell>
          <table:table-cell office:value-type="float" office:value="5.3687236303196766" table:style-name="ce26">
            <text:p>5.37</text:p>
          </table:table-cell>
          <table:table-cell office:value-type="float" office:value="377089" table:style-name="ce25">
            <text:p>377,089</text:p>
          </table:table-cell>
          <table:table-cell office:value-type="float" office:value="189009" table:style-name="ce25">
            <text:p>189,009</text:p>
          </table:table-cell>
          <table:table-cell office:value-type="float" office:value="188080" table:style-name="ce25">
            <text:p>188,080</text:p>
          </table:table-cell>
          <table:table-cell office:value-type="float" office:value="83.124065901606102" table:style-name="ce26">
            <text:p>83.12</text:p>
          </table:table-cell>
          <table:table-cell office:value-type="float" office:value="77124" table:style-name="ce25">
            <text:p>77,124</text:p>
          </table:table-cell>
          <table:table-cell office:value-type="float" office:value="35665" table:style-name="ce25">
            <text:p>35,665</text:p>
          </table:table-cell>
          <table:table-cell office:value-type="float" office:value="41459" table:style-name="ce25">
            <text:p>41,459</text:p>
          </table:table-cell>
          <table:table-cell office:value-type="float" office:value="17.000921423312452" table:style-name="ce26">
            <text:p>17.00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8516" table:style-name="ce25">
            <text:p>568,516</text:p>
          </table:table-cell>
          <table:table-cell office:value-type="float" office:value="290123" table:style-name="ce25">
            <text:p>290,123</text:p>
          </table:table-cell>
          <table:table-cell office:value-type="float" office:value="278393" table:style-name="ce25">
            <text:p>278,393</text:p>
          </table:table-cell>
          <table:table-cell office:value-type="float" office:value="27980" table:style-name="ce25">
            <text:p>27,980</text:p>
          </table:table-cell>
          <table:table-cell office:value-type="float" office:value="14646" table:style-name="ce25">
            <text:p>14,646</text:p>
          </table:table-cell>
          <table:table-cell office:value-type="float" office:value="13334" table:style-name="ce25">
            <text:p>13,334</text:p>
          </table:table-cell>
          <table:table-cell office:value-type="float" office:value="4.9215853203779663" table:style-name="ce26">
            <text:p>4.92</text:p>
          </table:table-cell>
          <table:table-cell office:value-type="float" office:value="41580" table:style-name="ce25">
            <text:p>41,580</text:p>
          </table:table-cell>
          <table:table-cell office:value-type="float" office:value="21608" table:style-name="ce25">
            <text:p>21,608</text:p>
          </table:table-cell>
          <table:table-cell office:value-type="float" office:value="19972" table:style-name="ce25">
            <text:p>19,972</text:p>
          </table:table-cell>
          <table:table-cell office:value-type="float" office:value="7.3137783281385218" table:style-name="ce27">
            <text:p>7.31</text:p>
          </table:table-cell>
          <table:table-cell office:value-type="float" office:value="73543" table:style-name="ce25">
            <text:p>73,543</text:p>
          </table:table-cell>
          <table:table-cell office:value-type="float" office:value="38135" table:style-name="ce25">
            <text:p>38,135</text:p>
          </table:table-cell>
          <table:table-cell office:value-type="float" office:value="35408" table:style-name="ce25">
            <text:p>35,408</text:p>
          </table:table-cell>
          <table:table-cell office:value-type="float" office:value="12.935959586009893" table:style-name="ce26">
            <text:p>12.94</text:p>
          </table:table-cell>
          <table:table-cell office:value-type="float" office:value="79702" table:style-name="ce25">
            <text:p>79,702</text:p>
          </table:table-cell>
          <table:table-cell office:value-type="float" office:value="41388" table:style-name="ce25">
            <text:p>41,388</text:p>
          </table:table-cell>
          <table:table-cell office:value-type="float" office:value="38314" table:style-name="ce25">
            <text:p>38,314</text:p>
          </table:table-cell>
          <table:table-cell office:value-type="float" office:value="14.019306404744986" table:style-name="ce26">
            <text:p>14.02</text:p>
          </table:table-cell>
          <table:table-cell office:value-type="float" office:value="36928" table:style-name="ce25">
            <text:p>36,928</text:p>
          </table:table-cell>
          <table:table-cell office:value-type="float" office:value="19353" table:style-name="ce25">
            <text:p>19,353</text:p>
          </table:table-cell>
          <table:table-cell office:value-type="float" office:value="17575" table:style-name="ce25">
            <text:p>17,575</text:p>
          </table:table-cell>
          <table:table-cell office:value-type="float" office:value="6.4955076022486606" table:style-name="ce26">
            <text:p>6.50</text:p>
          </table:table-cell>
          <table:table-cell office:value-type="float" office:value="443935" table:style-name="ce25">
            <text:p>443,935</text:p>
          </table:table-cell>
          <table:table-cell office:value-type="float" office:value="225154" table:style-name="ce25">
            <text:p>225,154</text:p>
          </table:table-cell>
          <table:table-cell office:value-type="float" office:value="218781" table:style-name="ce25">
            <text:p>218,781</text:p>
          </table:table-cell>
          <table:table-cell office:value-type="float" office:value="78.086632566189877" table:style-name="ce26">
            <text:p>78.09</text:p>
          </table:table-cell>
          <table:table-cell office:value-type="float" office:value="72870" table:style-name="ce25">
            <text:p>72,870</text:p>
          </table:table-cell>
          <table:table-cell office:value-type="float" office:value="34737" table:style-name="ce25">
            <text:p>34,737</text:p>
          </table:table-cell>
          <table:table-cell office:value-type="float" office:value="38133" table:style-name="ce25">
            <text:p>38,133</text:p>
          </table:table-cell>
          <table:table-cell office:value-type="float" office:value="12.817581211434684" table:style-name="ce26">
            <text:p>12.8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3711" table:style-name="ce25">
            <text:p>543,711</text:p>
          </table:table-cell>
          <table:table-cell office:value-type="float" office:value="280302" table:style-name="ce25">
            <text:p>280,302</text:p>
          </table:table-cell>
          <table:table-cell office:value-type="float" office:value="263409" table:style-name="ce25">
            <text:p>263,409</text:p>
          </table:table-cell>
          <table:table-cell office:value-type="float" office:value="18266" table:style-name="ce25">
            <text:p>18,266</text:p>
          </table:table-cell>
          <table:table-cell office:value-type="float" office:value="9457" table:style-name="ce25">
            <text:p>9,457</text:p>
          </table:table-cell>
          <table:table-cell office:value-type="float" office:value="8809" table:style-name="ce25">
            <text:p>8,809</text:p>
          </table:table-cell>
          <table:table-cell office:value-type="float" office:value="3.359505325439434" table:style-name="ce26">
            <text:p>3.36</text:p>
          </table:table-cell>
          <table:table-cell office:value-type="float" office:value="27929" table:style-name="ce25">
            <text:p>27,929</text:p>
          </table:table-cell>
          <table:table-cell office:value-type="float" office:value="14408" table:style-name="ce25">
            <text:p>14,408</text:p>
          </table:table-cell>
          <table:table-cell office:value-type="float" office:value="13521" table:style-name="ce25">
            <text:p>13,521</text:p>
          </table:table-cell>
          <table:table-cell office:value-type="float" office:value="5.1367362440708391" table:style-name="ce27">
            <text:p>5.14</text:p>
          </table:table-cell>
          <table:table-cell office:value-type="float" office:value="51509" table:style-name="ce25">
            <text:p>51,509</text:p>
          </table:table-cell>
          <table:table-cell office:value-type="float" office:value="26565" table:style-name="ce25">
            <text:p>26,565</text:p>
          </table:table-cell>
          <table:table-cell office:value-type="float" office:value="24944" table:style-name="ce25">
            <text:p>24,944</text:p>
          </table:table-cell>
          <table:table-cell office:value-type="float" office:value="9.473599025953126" table:style-name="ce26">
            <text:p>9.47</text:p>
          </table:table-cell>
          <table:table-cell office:value-type="float" office:value="56228" table:style-name="ce25">
            <text:p>56,228</text:p>
          </table:table-cell>
          <table:table-cell office:value-type="float" office:value="29045" table:style-name="ce25">
            <text:p>29,045</text:p>
          </table:table-cell>
          <table:table-cell office:value-type="float" office:value="27183" table:style-name="ce25">
            <text:p>27,183</text:p>
          </table:table-cell>
          <table:table-cell office:value-type="float" office:value="10.34152334604229" table:style-name="ce26">
            <text:p>10.34</text:p>
          </table:table-cell>
          <table:table-cell office:value-type="float" office:value="30918" table:style-name="ce25">
            <text:p>30,918</text:p>
          </table:table-cell>
          <table:table-cell office:value-type="float" office:value="16444" table:style-name="ce25">
            <text:p>16,444</text:p>
          </table:table-cell>
          <table:table-cell office:value-type="float" office:value="14474" table:style-name="ce25">
            <text:p>14,474</text:p>
          </table:table-cell>
          <table:table-cell office:value-type="float" office:value="5.6864768231652478" table:style-name="ce26">
            <text:p>5.69</text:p>
          </table:table-cell>
          <table:table-cell office:value-type="float" office:value="448325" table:style-name="ce25">
            <text:p>448,325</text:p>
          </table:table-cell>
          <table:table-cell office:value-type="float" office:value="230457" table:style-name="ce25">
            <text:p>230,457</text:p>
          </table:table-cell>
          <table:table-cell office:value-type="float" office:value="217868" table:style-name="ce25">
            <text:p>217,868</text:p>
          </table:table-cell>
          <table:table-cell office:value-type="float" office:value="82.456488833222068" table:style-name="ce26">
            <text:p>82.46</text:p>
          </table:table-cell>
          <table:table-cell office:value-type="float" office:value="92158" table:style-name="ce25">
            <text:p>92,158</text:p>
          </table:table-cell>
          <table:table-cell office:value-type="float" office:value="43749" table:style-name="ce25">
            <text:p>43,749</text:p>
          </table:table-cell>
          <table:table-cell office:value-type="float" office:value="48409" table:style-name="ce25">
            <text:p>48,409</text:p>
          </table:table-cell>
          <table:table-cell office:value-type="float" office:value="16.949813411904486" table:style-name="ce26">
            <text:p>16.95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68766" table:style-name="ce25">
            <text:p>1,268,766</text:p>
          </table:table-cell>
          <table:table-cell office:value-type="float" office:value="645071" table:style-name="ce25">
            <text:p>645,071</text:p>
          </table:table-cell>
          <table:table-cell office:value-type="float" office:value="623695" table:style-name="ce25">
            <text:p>623,695</text:p>
          </table:table-cell>
          <table:table-cell office:value-type="float" office:value="53590" table:style-name="ce25">
            <text:p>53,590</text:p>
          </table:table-cell>
          <table:table-cell office:value-type="float" office:value="27873" table:style-name="ce25">
            <text:p>27,873</text:p>
          </table:table-cell>
          <table:table-cell office:value-type="float" office:value="25717" table:style-name="ce25">
            <text:p>25,717</text:p>
          </table:table-cell>
          <table:table-cell office:value-type="float" office:value="4.2237890990143176" table:style-name="ce26">
            <text:p>4.22</text:p>
          </table:table-cell>
          <table:table-cell office:value-type="float" office:value="74763" table:style-name="ce25">
            <text:p>74,763</text:p>
          </table:table-cell>
          <table:table-cell office:value-type="float" office:value="38934" table:style-name="ce25">
            <text:p>38,934</text:p>
          </table:table-cell>
          <table:table-cell office:value-type="float" office:value="35829" table:style-name="ce25">
            <text:p>35,829</text:p>
          </table:table-cell>
          <table:table-cell office:value-type="float" office:value="5.8925759359881962" table:style-name="ce27">
            <text:p>5.89</text:p>
          </table:table-cell>
          <table:table-cell office:value-type="float" office:value="127384" table:style-name="ce25">
            <text:p>127,384</text:p>
          </table:table-cell>
          <table:table-cell office:value-type="float" office:value="66321" table:style-name="ce25">
            <text:p>66,321</text:p>
          </table:table-cell>
          <table:table-cell office:value-type="float" office:value="61063" table:style-name="ce25">
            <text:p>61,063</text:p>
          </table:table-cell>
          <table:table-cell office:value-type="float" office:value="10.039991613898859" table:style-name="ce26">
            <text:p>10.04</text:p>
          </table:table-cell>
          <table:table-cell office:value-type="float" office:value="138130" table:style-name="ce25">
            <text:p>138,130</text:p>
          </table:table-cell>
          <table:table-cell office:value-type="float" office:value="71978" table:style-name="ce25">
            <text:p>71,978</text:p>
          </table:table-cell>
          <table:table-cell office:value-type="float" office:value="66152" table:style-name="ce25">
            <text:p>66,152</text:p>
          </table:table-cell>
          <table:table-cell office:value-type="float" office:value="10.886956302422984" table:style-name="ce26">
            <text:p>10.89</text:p>
          </table:table-cell>
          <table:table-cell office:value-type="float" office:value="72542" table:style-name="ce25">
            <text:p>72,542</text:p>
          </table:table-cell>
          <table:table-cell office:value-type="float" office:value="38333" table:style-name="ce25">
            <text:p>38,333</text:p>
          </table:table-cell>
          <table:table-cell office:value-type="float" office:value="34209" table:style-name="ce25">
            <text:p>34,209</text:p>
          </table:table-cell>
          <table:table-cell office:value-type="float" office:value="5.7175239563481366" table:style-name="ce26">
            <text:p>5.72</text:p>
          </table:table-cell>
          <table:table-cell office:value-type="float" office:value="1037899" table:style-name="ce25">
            <text:p>1,037,899</text:p>
          </table:table-cell>
          <table:table-cell office:value-type="float" office:value="524227" table:style-name="ce25">
            <text:p>524,227</text:p>
          </table:table-cell>
          <table:table-cell office:value-type="float" office:value="513672" table:style-name="ce25">
            <text:p>513,672</text:p>
          </table:table-cell>
          <table:table-cell office:value-type="float" office:value="81.80381567601907" table:style-name="ce26">
            <text:p>81.80</text:p>
          </table:table-cell>
          <table:table-cell office:value-type="float" office:value="208031" table:style-name="ce25">
            <text:p>208,031</text:p>
          </table:table-cell>
          <table:table-cell office:value-type="float" office:value="95909" table:style-name="ce25">
            <text:p>95,909</text:p>
          </table:table-cell>
          <table:table-cell office:value-type="float" office:value="112122" table:style-name="ce25">
            <text:p>112,122</text:p>
          </table:table-cell>
          <table:table-cell office:value-type="float" office:value="16.396325248312142" table:style-name="ce26">
            <text:p>16.40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2168" table:style-name="ce25">
            <text:p>492,168</text:p>
          </table:table-cell>
          <table:table-cell office:value-type="float" office:value="251563" table:style-name="ce25">
            <text:p>251,563</text:p>
          </table:table-cell>
          <table:table-cell office:value-type="float" office:value="240605" table:style-name="ce25">
            <text:p>240,605</text:p>
          </table:table-cell>
          <table:table-cell office:value-type="float" office:value="15609" table:style-name="ce25">
            <text:p>15,609</text:p>
          </table:table-cell>
          <table:table-cell office:value-type="float" office:value="8129" table:style-name="ce25">
            <text:p>8,129</text:p>
          </table:table-cell>
          <table:table-cell office:value-type="float" office:value="7480" table:style-name="ce25">
            <text:p>7,480</text:p>
          </table:table-cell>
          <table:table-cell office:value-type="float" office:value="3.171478031891549" table:style-name="ce26">
            <text:p>3.17</text:p>
          </table:table-cell>
          <table:table-cell office:value-type="float" office:value="22509" table:style-name="ce25">
            <text:p>22,509</text:p>
          </table:table-cell>
          <table:table-cell office:value-type="float" office:value="11702" table:style-name="ce25">
            <text:p>11,702</text:p>
          </table:table-cell>
          <table:table-cell office:value-type="float" office:value="10807" table:style-name="ce25">
            <text:p>10,807</text:p>
          </table:table-cell>
          <table:table-cell office:value-type="float" office:value="4.5734383381284438" table:style-name="ce27">
            <text:p>4.57</text:p>
          </table:table-cell>
          <table:table-cell office:value-type="float" office:value="40636" table:style-name="ce25">
            <text:p>40,636</text:p>
          </table:table-cell>
          <table:table-cell office:value-type="float" office:value="21127" table:style-name="ce25">
            <text:p>21,127</text:p>
          </table:table-cell>
          <table:table-cell office:value-type="float" office:value="19509" table:style-name="ce25">
            <text:p>19,509</text:p>
          </table:table-cell>
          <table:table-cell office:value-type="float" office:value="8.2565302904699216" table:style-name="ce26">
            <text:p>8.26</text:p>
          </table:table-cell>
          <table:table-cell office:value-type="float" office:value="44450" table:style-name="ce25">
            <text:p>44,450</text:p>
          </table:table-cell>
          <table:table-cell office:value-type="float" office:value="23104" table:style-name="ce25">
            <text:p>23,104</text:p>
          </table:table-cell>
          <table:table-cell office:value-type="float" office:value="21346" table:style-name="ce25">
            <text:p>21,346</text:p>
          </table:table-cell>
          <table:table-cell office:value-type="float" office:value="9.0314689293086925" table:style-name="ce26">
            <text:p>9.03</text:p>
          </table:table-cell>
          <table:table-cell office:value-type="float" office:value="26217" table:style-name="ce25">
            <text:p>26,217</text:p>
          </table:table-cell>
          <table:table-cell office:value-type="float" office:value="13601" table:style-name="ce25">
            <text:p>13,601</text:p>
          </table:table-cell>
          <table:table-cell office:value-type="float" office:value="12616" table:style-name="ce25">
            <text:p>12,616</text:p>
          </table:table-cell>
          <table:table-cell office:value-type="float" office:value="5.3268396157409663" table:style-name="ce26">
            <text:p>5.33</text:p>
          </table:table-cell>
          <table:table-cell office:value-type="float" office:value="413673" table:style-name="ce25">
            <text:p>413,673</text:p>
          </table:table-cell>
          <table:table-cell office:value-type="float" office:value="210764" table:style-name="ce25">
            <text:p>210,764</text:p>
          </table:table-cell>
          <table:table-cell office:value-type="float" office:value="202909" table:style-name="ce25">
            <text:p>202,909</text:p>
          </table:table-cell>
          <table:table-cell office:value-type="float" office:value="84.051177646657237" table:style-name="ce26">
            <text:p>84.05</text:p>
          </table:table-cell>
          <table:table-cell office:value-type="float" office:value="90455" table:style-name="ce25">
            <text:p>90,455</text:p>
          </table:table-cell>
          <table:table-cell office:value-type="float" office:value="42516" table:style-name="ce25">
            <text:p>42,516</text:p>
          </table:table-cell>
          <table:table-cell office:value-type="float" office:value="47939" table:style-name="ce25">
            <text:p>47,939</text:p>
          </table:table-cell>
          <table:table-cell office:value-type="float" office:value="18.378886884153378" table:style-name="ce26">
            <text:p>18.38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78589" table:style-name="ce25">
            <text:p>678,589</text:p>
          </table:table-cell>
          <table:table-cell office:value-type="float" office:value="351126" table:style-name="ce25">
            <text:p>351,126</text:p>
          </table:table-cell>
          <table:table-cell office:value-type="float" office:value="327463" table:style-name="ce25">
            <text:p>327,463</text:p>
          </table:table-cell>
          <table:table-cell office:value-type="float" office:value="22010" table:style-name="ce25">
            <text:p>22,010</text:p>
          </table:table-cell>
          <table:table-cell office:value-type="float" office:value="11357" table:style-name="ce25">
            <text:p>11,357</text:p>
          </table:table-cell>
          <table:table-cell office:value-type="float" office:value="10653" table:style-name="ce25">
            <text:p>10,653</text:p>
          </table:table-cell>
          <table:table-cell office:value-type="float" office:value="3.2434949579200372" table:style-name="ce26">
            <text:p>3.24</text:p>
          </table:table-cell>
          <table:table-cell office:value-type="float" office:value="31844" table:style-name="ce25">
            <text:p>31,844</text:p>
          </table:table-cell>
          <table:table-cell office:value-type="float" office:value="16415" table:style-name="ce25">
            <text:p>16,415</text:p>
          </table:table-cell>
          <table:table-cell office:value-type="float" office:value="15429" table:style-name="ce25">
            <text:p>15,429</text:p>
          </table:table-cell>
          <table:table-cell office:value-type="float" office:value="4.6926784843255636" table:style-name="ce27">
            <text:p>4.69</text:p>
          </table:table-cell>
          <table:table-cell office:value-type="float" office:value="57553" table:style-name="ce25">
            <text:p>57,553</text:p>
          </table:table-cell>
          <table:table-cell office:value-type="float" office:value="29877" table:style-name="ce25">
            <text:p>29,877</text:p>
          </table:table-cell>
          <table:table-cell office:value-type="float" office:value="27676" table:style-name="ce25">
            <text:p>27,676</text:p>
          </table:table-cell>
          <table:table-cell office:value-type="float" office:value="8.4812751164548796" table:style-name="ce26">
            <text:p>8.48</text:p>
          </table:table-cell>
          <table:table-cell office:value-type="float" office:value="63405" table:style-name="ce25">
            <text:p>63,405</text:p>
          </table:table-cell>
          <table:table-cell office:value-type="float" office:value="32905" table:style-name="ce25">
            <text:p>32,905</text:p>
          </table:table-cell>
          <table:table-cell office:value-type="float" office:value="30500" table:style-name="ce25">
            <text:p>30,500</text:p>
          </table:table-cell>
          <table:table-cell office:value-type="float" office:value="9.3436527854120843" table:style-name="ce26">
            <text:p>9.34</text:p>
          </table:table-cell>
          <table:table-cell office:value-type="float" office:value="38441" table:style-name="ce25">
            <text:p>38,441</text:p>
          </table:table-cell>
          <table:table-cell office:value-type="float" office:value="20139" table:style-name="ce25">
            <text:p>20,139</text:p>
          </table:table-cell>
          <table:table-cell office:value-type="float" office:value="18302" table:style-name="ce25">
            <text:p>18,302</text:p>
          </table:table-cell>
          <table:table-cell office:value-type="float" office:value="5.6648427840710651" table:style-name="ce26">
            <text:p>5.66</text:p>
          </table:table-cell>
          <table:table-cell office:value-type="float" office:value="566190" table:style-name="ce25">
            <text:p>566,190</text:p>
          </table:table-cell>
          <table:table-cell office:value-type="float" office:value="292544" table:style-name="ce25">
            <text:p>292,544</text:p>
          </table:table-cell>
          <table:table-cell office:value-type="float" office:value="273646" table:style-name="ce25">
            <text:p>273,646</text:p>
          </table:table-cell>
          <table:table-cell office:value-type="float" office:value="83.436365753055242" table:style-name="ce26">
            <text:p>83.44</text:p>
          </table:table-cell>
          <table:table-cell office:value-type="float" office:value="127971" table:style-name="ce25">
            <text:p>127,971</text:p>
          </table:table-cell>
          <table:table-cell office:value-type="float" office:value="58716" table:style-name="ce25">
            <text:p>58,716</text:p>
          </table:table-cell>
          <table:table-cell office:value-type="float" office:value="69255" table:style-name="ce25">
            <text:p>69,255</text:p>
          </table:table-cell>
          <table:table-cell office:value-type="float" office:value="18.858395877327808" table:style-name="ce26">
            <text:p>18.8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0654" table:style-name="ce25">
            <text:p>500,654</text:p>
          </table:table-cell>
          <table:table-cell office:value-type="float" office:value="259801" table:style-name="ce25">
            <text:p>259,801</text:p>
          </table:table-cell>
          <table:table-cell office:value-type="float" office:value="240853" table:style-name="ce25">
            <text:p>240,853</text:p>
          </table:table-cell>
          <table:table-cell office:value-type="float" office:value="13671" table:style-name="ce25">
            <text:p>13,671</text:p>
          </table:table-cell>
          <table:table-cell office:value-type="float" office:value="7038" table:style-name="ce25">
            <text:p>7,038</text:p>
          </table:table-cell>
          <table:table-cell office:value-type="float" office:value="6633" table:style-name="ce25">
            <text:p>6,633</text:p>
          </table:table-cell>
          <table:table-cell office:value-type="float" office:value="2.7306283381337213" table:style-name="ce26">
            <text:p>2.73</text:p>
          </table:table-cell>
          <table:table-cell office:value-type="float" office:value="19280" table:style-name="ce25">
            <text:p>19,280</text:p>
          </table:table-cell>
          <table:table-cell office:value-type="float" office:value="9946" table:style-name="ce25">
            <text:p>9,946</text:p>
          </table:table-cell>
          <table:table-cell office:value-type="float" office:value="9334" table:style-name="ce25">
            <text:p>9,334</text:p>
          </table:table-cell>
          <table:table-cell office:value-type="float" office:value="3.8509629404738601" table:style-name="ce27">
            <text:p>3.85</text:p>
          </table:table-cell>
          <table:table-cell office:value-type="float" office:value="34578" table:style-name="ce25">
            <text:p>34,578</text:p>
          </table:table-cell>
          <table:table-cell office:value-type="float" office:value="17932" table:style-name="ce25">
            <text:p>17,932</text:p>
          </table:table-cell>
          <table:table-cell office:value-type="float" office:value="16646" table:style-name="ce25">
            <text:p>16,646</text:p>
          </table:table-cell>
          <table:table-cell office:value-type="float" office:value="6.9065662113954946" table:style-name="ce26">
            <text:p>6.91</text:p>
          </table:table-cell>
          <table:table-cell office:value-type="float" office:value="37856" table:style-name="ce25">
            <text:p>37,856</text:p>
          </table:table-cell>
          <table:table-cell office:value-type="float" office:value="19645" table:style-name="ce25">
            <text:p>19,645</text:p>
          </table:table-cell>
          <table:table-cell office:value-type="float" office:value="18211" table:style-name="ce25">
            <text:p>18,211</text:p>
          </table:table-cell>
          <table:table-cell office:value-type="float" office:value="7.5613098067727407" table:style-name="ce26">
            <text:p>7.56</text:p>
          </table:table-cell>
          <table:table-cell office:value-type="float" office:value="24985" table:style-name="ce25">
            <text:p>24,985</text:p>
          </table:table-cell>
          <table:table-cell office:value-type="float" office:value="13135" table:style-name="ce25">
            <text:p>13,135</text:p>
          </table:table-cell>
          <table:table-cell office:value-type="float" office:value="11850" table:style-name="ce25">
            <text:p>11,850</text:p>
          </table:table-cell>
          <table:table-cell office:value-type="float" office:value="4.9904724620196781" table:style-name="ce26">
            <text:p>4.99</text:p>
          </table:table-cell>
          <table:table-cell office:value-type="float" office:value="429123" table:style-name="ce25">
            <text:p>429,123</text:p>
          </table:table-cell>
          <table:table-cell office:value-type="float" office:value="222436" table:style-name="ce25">
            <text:p>222,436</text:p>
          </table:table-cell>
          <table:table-cell office:value-type="float" office:value="206687" table:style-name="ce25">
            <text:p>206,687</text:p>
          </table:table-cell>
          <table:table-cell office:value-type="float" office:value="85.712488065610188" table:style-name="ce26">
            <text:p>85.71</text:p>
          </table:table-cell>
          <table:table-cell office:value-type="float" office:value="100547" table:style-name="ce25">
            <text:p>100,547</text:p>
          </table:table-cell>
          <table:table-cell office:value-type="float" office:value="46569" table:style-name="ce25">
            <text:p>46,569</text:p>
          </table:table-cell>
          <table:table-cell office:value-type="float" office:value="53978" table:style-name="ce25">
            <text:p>53,978</text:p>
          </table:table-cell>
          <table:table-cell office:value-type="float" office:value="20.083131264306285" table:style-name="ce26">
            <text:p>20.08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4895" table:style-name="ce25">
            <text:p>814,895</text:p>
          </table:table-cell>
          <table:table-cell office:value-type="float" office:value="415266" table:style-name="ce25">
            <text:p>415,266</text:p>
          </table:table-cell>
          <table:table-cell office:value-type="float" office:value="399629" table:style-name="ce25">
            <text:p>399,629</text:p>
          </table:table-cell>
          <table:table-cell office:value-type="float" office:value="25287" table:style-name="ce25">
            <text:p>25,287</text:p>
          </table:table-cell>
          <table:table-cell office:value-type="float" office:value="13153" table:style-name="ce25">
            <text:p>13,153</text:p>
          </table:table-cell>
          <table:table-cell office:value-type="float" office:value="12134" table:style-name="ce25">
            <text:p>12,134</text:p>
          </table:table-cell>
          <table:table-cell office:value-type="float" office:value="3.103099172286" table:style-name="ce26">
            <text:p>3.10</text:p>
          </table:table-cell>
          <table:table-cell office:value-type="float" office:value="36859" table:style-name="ce25">
            <text:p>36,859</text:p>
          </table:table-cell>
          <table:table-cell office:value-type="float" office:value="19156" table:style-name="ce25">
            <text:p>19,156</text:p>
          </table:table-cell>
          <table:table-cell office:value-type="float" office:value="17703" table:style-name="ce25">
            <text:p>17,703</text:p>
          </table:table-cell>
          <table:table-cell office:value-type="float" office:value="4.5231594254474503" table:style-name="ce27">
            <text:p>4.52</text:p>
          </table:table-cell>
          <table:table-cell office:value-type="float" office:value="65667" table:style-name="ce25">
            <text:p>65,667</text:p>
          </table:table-cell>
          <table:table-cell office:value-type="float" office:value="34186" table:style-name="ce25">
            <text:p>34,186</text:p>
          </table:table-cell>
          <table:table-cell office:value-type="float" office:value="31481" table:style-name="ce25">
            <text:p>31,481</text:p>
          </table:table-cell>
          <table:table-cell office:value-type="float" office:value="8.0583388043858406" table:style-name="ce26">
            <text:p>8.06</text:p>
          </table:table-cell>
          <table:table-cell office:value-type="float" office:value="71756" table:style-name="ce25">
            <text:p>71,756</text:p>
          </table:table-cell>
          <table:table-cell office:value-type="float" office:value="37393" table:style-name="ce25">
            <text:p>37,393</text:p>
          </table:table-cell>
          <table:table-cell office:value-type="float" office:value="34363" table:style-name="ce25">
            <text:p>34,363</text:p>
          </table:table-cell>
          <table:table-cell office:value-type="float" office:value="8.8055516354867809" table:style-name="ce26">
            <text:p>8.81</text:p>
          </table:table-cell>
          <table:table-cell office:value-type="float" office:value="41529" table:style-name="ce25">
            <text:p>41,529</text:p>
          </table:table-cell>
          <table:table-cell office:value-type="float" office:value="21753" table:style-name="ce25">
            <text:p>21,753</text:p>
          </table:table-cell>
          <table:table-cell office:value-type="float" office:value="19776" table:style-name="ce25">
            <text:p>19,776</text:p>
          </table:table-cell>
          <table:table-cell office:value-type="float" office:value="5.0962393928052085" table:style-name="ce26">
            <text:p>5.10</text:p>
          </table:table-cell>
          <table:table-cell office:value-type="float" office:value="689216" table:style-name="ce25">
            <text:p>689,216</text:p>
          </table:table-cell>
          <table:table-cell office:value-type="float" office:value="349816" table:style-name="ce25">
            <text:p>349,816</text:p>
          </table:table-cell>
          <table:table-cell office:value-type="float" office:value="339400" table:style-name="ce25">
            <text:p>339,400</text:p>
          </table:table-cell>
          <table:table-cell office:value-type="float" office:value="84.577276827075877" table:style-name="ce26">
            <text:p>84.58</text:p>
          </table:table-cell>
          <table:table-cell office:value-type="float" office:value="144305" table:style-name="ce25">
            <text:p>144,305</text:p>
          </table:table-cell>
          <table:table-cell office:value-type="float" office:value="67460" table:style-name="ce25">
            <text:p>67,460</text:p>
          </table:table-cell>
          <table:table-cell office:value-type="float" office:value="76845" table:style-name="ce25">
            <text:p>76,845</text:p>
          </table:table-cell>
          <table:table-cell office:value-type="float" office:value="17.708416421747586" table:style-name="ce26">
            <text:p>17.7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5674" table:style-name="ce25">
            <text:p>215,674</text:p>
          </table:table-cell>
          <table:table-cell office:value-type="float" office:value="110893" table:style-name="ce25">
            <text:p>110,893</text:p>
          </table:table-cell>
          <table:table-cell office:value-type="float" office:value="104781" table:style-name="ce25">
            <text:p>104,781</text:p>
          </table:table-cell>
          <table:table-cell office:value-type="float" office:value="7489" table:style-name="ce25">
            <text:p>7,489</text:p>
          </table:table-cell>
          <table:table-cell office:value-type="float" office:value="3938" table:style-name="ce25">
            <text:p>3,938</text:p>
          </table:table-cell>
          <table:table-cell office:value-type="float" office:value="3551" table:style-name="ce25">
            <text:p>3,551</text:p>
          </table:table-cell>
          <table:table-cell office:value-type="float" office:value="3.4723703367118892" table:style-name="ce26">
            <text:p>3.47</text:p>
          </table:table-cell>
          <table:table-cell office:value-type="float" office:value="10769" table:style-name="ce25">
            <text:p>10,769</text:p>
          </table:table-cell>
          <table:table-cell office:value-type="float" office:value="5634" table:style-name="ce25">
            <text:p>5,634</text:p>
          </table:table-cell>
          <table:table-cell office:value-type="float" office:value="5135" table:style-name="ce25">
            <text:p>5,135</text:p>
          </table:table-cell>
          <table:table-cell office:value-type="float" office:value="4.9931841575711493" table:style-name="ce27">
            <text:p>4.99</text:p>
          </table:table-cell>
          <table:table-cell office:value-type="float" office:value="19103" table:style-name="ce25">
            <text:p>19,103</text:p>
          </table:table-cell>
          <table:table-cell office:value-type="float" office:value="10007" table:style-name="ce25">
            <text:p>10,007</text:p>
          </table:table-cell>
          <table:table-cell office:value-type="float" office:value="9096" table:style-name="ce25">
            <text:p>9,096</text:p>
          </table:table-cell>
          <table:table-cell office:value-type="float" office:value="8.8573495182544022" table:style-name="ce26">
            <text:p>8.86</text:p>
          </table:table-cell>
          <table:table-cell office:value-type="float" office:value="20886" table:style-name="ce25">
            <text:p>20,886</text:p>
          </table:table-cell>
          <table:table-cell office:value-type="float" office:value="10964" table:style-name="ce25">
            <text:p>10,964</text:p>
          </table:table-cell>
          <table:table-cell office:value-type="float" office:value="9922" table:style-name="ce25">
            <text:p>9,922</text:p>
          </table:table-cell>
          <table:table-cell office:value-type="float" office:value="9.6840602019714943" table:style-name="ce26">
            <text:p>9.68</text:p>
          </table:table-cell>
          <table:table-cell office:value-type="float" office:value="11904" table:style-name="ce25">
            <text:p>11,904</text:p>
          </table:table-cell>
          <table:table-cell office:value-type="float" office:value="6288" table:style-name="ce25">
            <text:p>6,288</text:p>
          </table:table-cell>
          <table:table-cell office:value-type="float" office:value="5616" table:style-name="ce25">
            <text:p>5,616</text:p>
          </table:table-cell>
          <table:table-cell office:value-type="float" office:value="5.5194413791184846" table:style-name="ce26">
            <text:p>5.52</text:p>
          </table:table-cell>
          <table:table-cell office:value-type="float" office:value="179628" table:style-name="ce25">
            <text:p>179,628</text:p>
          </table:table-cell>
          <table:table-cell office:value-type="float" office:value="91997" table:style-name="ce25">
            <text:p>91,997</text:p>
          </table:table-cell>
          <table:table-cell office:value-type="float" office:value="87631" table:style-name="ce25">
            <text:p>87,631</text:p>
          </table:table-cell>
          <table:table-cell office:value-type="float" office:value="83.286812504057053" table:style-name="ce26">
            <text:p>83.29</text:p>
          </table:table-cell>
          <table:table-cell office:value-type="float" office:value="37063" table:style-name="ce25">
            <text:p>37,063</text:p>
          </table:table-cell>
          <table:table-cell office:value-type="float" office:value="16768" table:style-name="ce25">
            <text:p>16,768</text:p>
          </table:table-cell>
          <table:table-cell office:value-type="float" office:value="20295" table:style-name="ce25">
            <text:p>20,295</text:p>
          </table:table-cell>
          <table:table-cell office:value-type="float" office:value="17.184732512959375" table:style-name="ce26">
            <text:p>17.18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5018" table:style-name="ce25">
            <text:p>325,018</text:p>
          </table:table-cell>
          <table:table-cell office:value-type="float" office:value="164391" table:style-name="ce25">
            <text:p>164,391</text:p>
          </table:table-cell>
          <table:table-cell office:value-type="float" office:value="160627" table:style-name="ce25">
            <text:p>160,627</text:p>
          </table:table-cell>
          <table:table-cell office:value-type="float" office:value="12157" table:style-name="ce25">
            <text:p>12,157</text:p>
          </table:table-cell>
          <table:table-cell office:value-type="float" office:value="6346" table:style-name="ce25">
            <text:p>6,346</text:p>
          </table:table-cell>
          <table:table-cell office:value-type="float" office:value="5811" table:style-name="ce25">
            <text:p>5,811</text:p>
          </table:table-cell>
          <table:table-cell office:value-type="float" office:value="3.7404082235445419" table:style-name="ce26">
            <text:p>3.74</text:p>
          </table:table-cell>
          <table:table-cell office:value-type="float" office:value="17426" table:style-name="ce25">
            <text:p>17,426</text:p>
          </table:table-cell>
          <table:table-cell office:value-type="float" office:value="9094" table:style-name="ce25">
            <text:p>9,094</text:p>
          </table:table-cell>
          <table:table-cell office:value-type="float" office:value="8332" table:style-name="ce25">
            <text:p>8,332</text:p>
          </table:table-cell>
          <table:table-cell office:value-type="float" office:value="5.3615492065054857" table:style-name="ce27">
            <text:p>5.36</text:p>
          </table:table-cell>
          <table:table-cell office:value-type="float" office:value="30196" table:style-name="ce25">
            <text:p>30,196</text:p>
          </table:table-cell>
          <table:table-cell office:value-type="float" office:value="15826" table:style-name="ce25">
            <text:p>15,826</text:p>
          </table:table-cell>
          <table:table-cell office:value-type="float" office:value="14370" table:style-name="ce25">
            <text:p>14,370</text:p>
          </table:table-cell>
          <table:table-cell office:value-type="float" office:value="9.2905623688534167" table:style-name="ce26">
            <text:p>9.29</text:p>
          </table:table-cell>
          <table:table-cell office:value-type="float" office:value="32805" table:style-name="ce25">
            <text:p>32,805</text:p>
          </table:table-cell>
          <table:table-cell office:value-type="float" office:value="17187" table:style-name="ce25">
            <text:p>17,187</text:p>
          </table:table-cell>
          <table:table-cell office:value-type="float" office:value="15618" table:style-name="ce25">
            <text:p>15,618</text:p>
          </table:table-cell>
          <table:table-cell office:value-type="float" office:value="10.093287141019882" table:style-name="ce26">
            <text:p>10.09</text:p>
          </table:table-cell>
          <table:table-cell office:value-type="float" office:value="17298" table:style-name="ce25">
            <text:p>17,298</text:p>
          </table:table-cell>
          <table:table-cell office:value-type="float" office:value="9104" table:style-name="ce25">
            <text:p>9,104</text:p>
          </table:table-cell>
          <table:table-cell office:value-type="float" office:value="8194" table:style-name="ce25">
            <text:p>8,194</text:p>
          </table:table-cell>
          <table:table-cell office:value-type="float" office:value="5.3221667723018413" table:style-name="ce26">
            <text:p>5.32</text:p>
          </table:table-cell>
          <table:table-cell office:value-type="float" office:value="270170" table:style-name="ce25">
            <text:p>270,170</text:p>
          </table:table-cell>
          <table:table-cell office:value-type="float" office:value="135633" table:style-name="ce25">
            <text:p>135,633</text:p>
          </table:table-cell>
          <table:table-cell office:value-type="float" office:value="134537" table:style-name="ce25">
            <text:p>134,537</text:p>
          </table:table-cell>
          <table:table-cell office:value-type="float" office:value="83.124626943738505" table:style-name="ce26">
            <text:p>83.12</text:p>
          </table:table-cell>
          <table:table-cell office:value-type="float" office:value="55799" table:style-name="ce25">
            <text:p>55,799</text:p>
          </table:table-cell>
          <table:table-cell office:value-type="float" office:value="25634" table:style-name="ce25">
            <text:p>25,634</text:p>
          </table:table-cell>
          <table:table-cell office:value-type="float" office:value="30165" table:style-name="ce25">
            <text:p>30,165</text:p>
          </table:table-cell>
          <table:table-cell office:value-type="float" office:value="17.167972235383886" table:style-name="ce26">
            <text:p>17.1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277" table:style-name="ce25">
            <text:p>105,277</text:p>
          </table:table-cell>
          <table:table-cell office:value-type="float" office:value="54148" table:style-name="ce25">
            <text:p>54,148</text:p>
          </table:table-cell>
          <table:table-cell office:value-type="float" office:value="51129" table:style-name="ce25">
            <text:p>51,129</text:p>
          </table:table-cell>
          <table:table-cell office:value-type="float" office:value="4346" table:style-name="ce25">
            <text:p>4,346</text:p>
          </table:table-cell>
          <table:table-cell office:value-type="float" office:value="2291" table:style-name="ce25">
            <text:p>2,291</text:p>
          </table:table-cell>
          <table:table-cell office:value-type="float" office:value="2055" table:style-name="ce25">
            <text:p>2,055</text:p>
          </table:table-cell>
          <table:table-cell office:value-type="float" office:value="4.1281571473351253" table:style-name="ce26">
            <text:p>4.13</text:p>
          </table:table-cell>
          <table:table-cell office:value-type="float" office:value="5678" table:style-name="ce25">
            <text:p>5,678</text:p>
          </table:table-cell>
          <table:table-cell office:value-type="float" office:value="3009" table:style-name="ce25">
            <text:p>3,009</text:p>
          </table:table-cell>
          <table:table-cell office:value-type="float" office:value="2669" table:style-name="ce25">
            <text:p>2,669</text:p>
          </table:table-cell>
          <table:table-cell office:value-type="float" office:value="5.3933907691138616" table:style-name="ce27">
            <text:p>5.39</text:p>
          </table:table-cell>
          <table:table-cell office:value-type="float" office:value="8846" table:style-name="ce25">
            <text:p>8,846</text:p>
          </table:table-cell>
          <table:table-cell office:value-type="float" office:value="4660" table:style-name="ce25">
            <text:p>4,660</text:p>
          </table:table-cell>
          <table:table-cell office:value-type="float" office:value="4186" table:style-name="ce25">
            <text:p>4,186</text:p>
          </table:table-cell>
          <table:table-cell office:value-type="float" office:value="8.4025950587497746" table:style-name="ce26">
            <text:p>8.40</text:p>
          </table:table-cell>
          <table:table-cell office:value-type="float" office:value="9485" table:style-name="ce25">
            <text:p>9,485</text:p>
          </table:table-cell>
          <table:table-cell office:value-type="float" office:value="4990" table:style-name="ce25">
            <text:p>4,990</text:p>
          </table:table-cell>
          <table:table-cell office:value-type="float" office:value="4495" table:style-name="ce25">
            <text:p>4,495</text:p>
          </table:table-cell>
          <table:table-cell office:value-type="float" office:value="9.0095652421706536" table:style-name="ce26">
            <text:p>9.01</text:p>
          </table:table-cell>
          <table:table-cell office:value-type="float" office:value="4719" table:style-name="ce25">
            <text:p>4,719</text:p>
          </table:table-cell>
          <table:table-cell office:value-type="float" office:value="2464" table:style-name="ce25">
            <text:p>2,464</text:p>
          </table:table-cell>
          <table:table-cell office:value-type="float" office:value="2255" table:style-name="ce25">
            <text:p>2,255</text:p>
          </table:table-cell>
          <table:table-cell office:value-type="float" office:value="4.4824605564368287" table:style-name="ce26">
            <text:p>4.48</text:p>
          </table:table-cell>
          <table:table-cell office:value-type="float" office:value="89046" table:style-name="ce25">
            <text:p>89,046</text:p>
          </table:table-cell>
          <table:table-cell office:value-type="float" office:value="45581" table:style-name="ce25">
            <text:p>45,581</text:p>
          </table:table-cell>
          <table:table-cell office:value-type="float" office:value="43465" table:style-name="ce25">
            <text:p>43,465</text:p>
          </table:table-cell>
          <table:table-cell office:value-type="float" office:value="84.582577391073073" table:style-name="ce26">
            <text:p>84.58</text:p>
          </table:table-cell>
          <table:table-cell office:value-type="float" office:value="17816" table:style-name="ce25">
            <text:p>17,816</text:p>
          </table:table-cell>
          <table:table-cell office:value-type="float" office:value="8283" table:style-name="ce25">
            <text:p>8,283</text:p>
          </table:table-cell>
          <table:table-cell office:value-type="float" office:value="9533" table:style-name="ce25">
            <text:p>9,533</text:p>
          </table:table-cell>
          <table:table-cell office:value-type="float" office:value="16.922974628836307" table:style-name="ce26">
            <text:p>16.92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184" table:style-name="ce25">
            <text:p>368,184</text:p>
          </table:table-cell>
          <table:table-cell office:value-type="float" office:value="183659" table:style-name="ce25">
            <text:p>183,659</text:p>
          </table:table-cell>
          <table:table-cell office:value-type="float" office:value="184525" table:style-name="ce25">
            <text:p>184,525</text:p>
          </table:table-cell>
          <table:table-cell office:value-type="float" office:value="11032" table:style-name="ce25">
            <text:p>11,032</text:p>
          </table:table-cell>
          <table:table-cell office:value-type="float" office:value="5670" table:style-name="ce25">
            <text:p>5,670</text:p>
          </table:table-cell>
          <table:table-cell office:value-type="float" office:value="5362" table:style-name="ce25">
            <text:p>5,362</text:p>
          </table:table-cell>
          <table:table-cell office:value-type="float" office:value="2.9963279229950244" table:style-name="ce26">
            <text:p>3.00</text:p>
          </table:table-cell>
          <table:table-cell office:value-type="float" office:value="16169" table:style-name="ce25">
            <text:p>16,169</text:p>
          </table:table-cell>
          <table:table-cell office:value-type="float" office:value="8326" table:style-name="ce25">
            <text:p>8,326</text:p>
          </table:table-cell>
          <table:table-cell office:value-type="float" office:value="7843" table:style-name="ce25">
            <text:p>7,843</text:p>
          </table:table-cell>
          <table:table-cell office:value-type="float" office:value="4.3915542228885558" table:style-name="ce27">
            <text:p>4.39</text:p>
          </table:table-cell>
          <table:table-cell office:value-type="float" office:value="29228" table:style-name="ce25">
            <text:p>29,228</text:p>
          </table:table-cell>
          <table:table-cell office:value-type="float" office:value="15065" table:style-name="ce25">
            <text:p>15,065</text:p>
          </table:table-cell>
          <table:table-cell office:value-type="float" office:value="14163" table:style-name="ce25">
            <text:p>14,163</text:p>
          </table:table-cell>
          <table:table-cell office:value-type="float" office:value="7.9384220933011758" table:style-name="ce26">
            <text:p>7.94</text:p>
          </table:table-cell>
          <table:table-cell office:value-type="float" office:value="31968" table:style-name="ce25">
            <text:p>31,968</text:p>
          </table:table-cell>
          <table:table-cell office:value-type="float" office:value="16511" table:style-name="ce25">
            <text:p>16,511</text:p>
          </table:table-cell>
          <table:table-cell office:value-type="float" office:value="15457" table:style-name="ce25">
            <text:p>15,457</text:p>
          </table:table-cell>
          <table:table-cell office:value-type="float" office:value="8.6826152141320634" table:style-name="ce26">
            <text:p>8.68</text:p>
          </table:table-cell>
          <table:table-cell office:value-type="float" office:value="18018" table:style-name="ce25">
            <text:p>18,018</text:p>
          </table:table-cell>
          <table:table-cell office:value-type="float" office:value="9465" table:style-name="ce25">
            <text:p>9,465</text:p>
          </table:table-cell>
          <table:table-cell office:value-type="float" office:value="8553" table:style-name="ce25">
            <text:p>8,553</text:p>
          </table:table-cell>
          <table:table-cell office:value-type="float" office:value="4.8937487777850199" table:style-name="ce26">
            <text:p>4.89</text:p>
          </table:table-cell>
          <table:table-cell office:value-type="float" office:value="313051" table:style-name="ce25">
            <text:p>313,051</text:p>
          </table:table-cell>
          <table:table-cell office:value-type="float" office:value="154997" table:style-name="ce25">
            <text:p>154,997</text:p>
          </table:table-cell>
          <table:table-cell office:value-type="float" office:value="158054" table:style-name="ce25">
            <text:p>158,054</text:p>
          </table:table-cell>
          <table:table-cell office:value-type="float" office:value="85.025693674901675" table:style-name="ce26">
            <text:p>85.03</text:p>
          </table:table-cell>
          <table:table-cell office:value-type="float" office:value="63149" table:style-name="ce25">
            <text:p>63,149</text:p>
          </table:table-cell>
          <table:table-cell office:value-type="float" office:value="28515" table:style-name="ce25">
            <text:p>28,515</text:p>
          </table:table-cell>
          <table:table-cell office:value-type="float" office:value="34634" table:style-name="ce25">
            <text:p>34,634</text:p>
          </table:table-cell>
          <table:table-cell office:value-type="float" office:value="17.151478608521824" table:style-name="ce26">
            <text:p>17.1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50288" table:style-name="ce25">
            <text:p>450,288</text:p>
          </table:table-cell>
          <table:table-cell office:value-type="float" office:value="222066" table:style-name="ce25">
            <text:p>222,066</text:p>
          </table:table-cell>
          <table:table-cell office:value-type="float" office:value="228222" table:style-name="ce25">
            <text:p>228,222</text:p>
          </table:table-cell>
          <table:table-cell office:value-type="float" office:value="22923" table:style-name="ce25">
            <text:p>22,923</text:p>
          </table:table-cell>
          <table:table-cell office:value-type="float" office:value="11790" table:style-name="ce25">
            <text:p>11,790</text:p>
          </table:table-cell>
          <table:table-cell office:value-type="float" office:value="11133" table:style-name="ce25">
            <text:p>11,133</text:p>
          </table:table-cell>
          <table:table-cell office:value-type="float" office:value="5.090741925167892" table:style-name="ce26">
            <text:p>5.09</text:p>
          </table:table-cell>
          <table:table-cell office:value-type="float" office:value="34464" table:style-name="ce25">
            <text:p>34,464</text:p>
          </table:table-cell>
          <table:table-cell office:value-type="float" office:value="17807" table:style-name="ce25">
            <text:p>17,807</text:p>
          </table:table-cell>
          <table:table-cell office:value-type="float" office:value="16657" table:style-name="ce25">
            <text:p>16,657</text:p>
          </table:table-cell>
          <table:table-cell office:value-type="float" office:value="7.6537682549834773" table:style-name="ce27">
            <text:p>7.65</text:p>
          </table:table-cell>
          <table:table-cell office:value-type="float" office:value="61227" table:style-name="ce25">
            <text:p>61,227</text:p>
          </table:table-cell>
          <table:table-cell office:value-type="float" office:value="31791" table:style-name="ce25">
            <text:p>31,791</text:p>
          </table:table-cell>
          <table:table-cell office:value-type="float" office:value="29436" table:style-name="ce25">
            <text:p>29,436</text:p>
          </table:table-cell>
          <table:table-cell office:value-type="float" office:value="13.59729772945315" table:style-name="ce26">
            <text:p>13.60</text:p>
          </table:table-cell>
          <table:table-cell office:value-type="float" office:value="66585" table:style-name="ce25">
            <text:p>66,585</text:p>
          </table:table-cell>
          <table:table-cell office:value-type="float" office:value="34690" table:style-name="ce25">
            <text:p>34,690</text:p>
          </table:table-cell>
          <table:table-cell office:value-type="float" office:value="31895" table:style-name="ce25">
            <text:p>31,895</text:p>
          </table:table-cell>
          <table:table-cell office:value-type="float" office:value="14.787202856838292" table:style-name="ce26">
            <text:p>14.79</text:p>
          </table:table-cell>
          <table:table-cell office:value-type="float" office:value="29747" table:style-name="ce25">
            <text:p>29,747</text:p>
          </table:table-cell>
          <table:table-cell office:value-type="float" office:value="15543" table:style-name="ce25">
            <text:p>15,543</text:p>
          </table:table-cell>
          <table:table-cell office:value-type="float" office:value="14204" table:style-name="ce25">
            <text:p>14,204</text:p>
          </table:table-cell>
          <table:table-cell office:value-type="float" office:value="6.6062164659062645" table:style-name="ce26">
            <text:p>6.61</text:p>
          </table:table-cell>
          <table:table-cell office:value-type="float" office:value="348510" table:style-name="ce25">
            <text:p>348,510</text:p>
          </table:table-cell>
          <table:table-cell office:value-type="float" office:value="169086" table:style-name="ce25">
            <text:p>169,086</text:p>
          </table:table-cell>
          <table:table-cell office:value-type="float" office:value="179424" table:style-name="ce25">
            <text:p>179,424</text:p>
          </table:table-cell>
          <table:table-cell office:value-type="float" office:value="77.397132501865471" table:style-name="ce26">
            <text:p>77.40</text:p>
          </table:table-cell>
          <table:table-cell office:value-type="float" office:value="58121" table:style-name="ce25">
            <text:p>58,121</text:p>
          </table:table-cell>
          <table:table-cell office:value-type="float" office:value="25795" table:style-name="ce25">
            <text:p>25,795</text:p>
          </table:table-cell>
          <table:table-cell office:value-type="float" office:value="32326" table:style-name="ce25">
            <text:p>32,326</text:p>
          </table:table-cell>
          <table:table-cell office:value-type="float" office:value="12.90751696691895" table:style-name="ce26">
            <text:p>12.9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6668" table:style-name="ce25">
            <text:p>266,668</text:p>
          </table:table-cell>
          <table:table-cell office:value-type="float" office:value="129156" table:style-name="ce25">
            <text:p>129,156</text:p>
          </table:table-cell>
          <table:table-cell office:value-type="float" office:value="137512" table:style-name="ce25">
            <text:p>137,512</text:p>
          </table:table-cell>
          <table:table-cell office:value-type="float" office:value="9922" table:style-name="ce25">
            <text:p>9,922</text:p>
          </table:table-cell>
          <table:table-cell office:value-type="float" office:value="5163" table:style-name="ce25">
            <text:p>5,163</text:p>
          </table:table-cell>
          <table:table-cell office:value-type="float" office:value="4759" table:style-name="ce25">
            <text:p>4,759</text:p>
          </table:table-cell>
          <table:table-cell office:value-type="float" office:value="3.7207313963430182" table:style-name="ce26">
            <text:p>3.72</text:p>
          </table:table-cell>
          <table:table-cell office:value-type="float" office:value="14820" table:style-name="ce25">
            <text:p>14,820</text:p>
          </table:table-cell>
          <table:table-cell office:value-type="float" office:value="7722" table:style-name="ce25">
            <text:p>7,722</text:p>
          </table:table-cell>
          <table:table-cell office:value-type="float" office:value="7098" table:style-name="ce25">
            <text:p>7,098</text:p>
          </table:table-cell>
          <table:table-cell office:value-type="float" office:value="5.5574722126389373" table:style-name="ce27">
            <text:p>5.56</text:p>
          </table:table-cell>
          <table:table-cell office:value-type="float" office:value="27402" table:style-name="ce25">
            <text:p>27,402</text:p>
          </table:table-cell>
          <table:table-cell office:value-type="float" office:value="14339" table:style-name="ce25">
            <text:p>14,339</text:p>
          </table:table-cell>
          <table:table-cell office:value-type="float" office:value="13063" table:style-name="ce25">
            <text:p>13,063</text:p>
          </table:table-cell>
          <table:table-cell office:value-type="float" office:value="10.275698621506892" table:style-name="ce26">
            <text:p>10.28</text:p>
          </table:table-cell>
          <table:table-cell office:value-type="float" office:value="30186" table:style-name="ce25">
            <text:p>30,186</text:p>
          </table:table-cell>
          <table:table-cell office:value-type="float" office:value="15830" table:style-name="ce25">
            <text:p>15,830</text:p>
          </table:table-cell>
          <table:table-cell office:value-type="float" office:value="14356" table:style-name="ce25">
            <text:p>14,356</text:p>
          </table:table-cell>
          <table:table-cell office:value-type="float" office:value="11.319693401532991" table:style-name="ce26">
            <text:p>11.32</text:p>
          </table:table-cell>
          <table:table-cell office:value-type="float" office:value="16598" table:style-name="ce25">
            <text:p>16,598</text:p>
          </table:table-cell>
          <table:table-cell office:value-type="float" office:value="8663" table:style-name="ce25">
            <text:p>8,663</text:p>
          </table:table-cell>
          <table:table-cell office:value-type="float" office:value="7935" table:style-name="ce25">
            <text:p>7,935</text:p>
          </table:table-cell>
          <table:table-cell office:value-type="float" office:value="6.2242188789056057" table:style-name="ce26">
            <text:p>6.22</text:p>
          </table:table-cell>
          <table:table-cell office:value-type="float" office:value="215933" table:style-name="ce25">
            <text:p>215,933</text:p>
          </table:table-cell>
          <table:table-cell office:value-type="float" office:value="102627" table:style-name="ce25">
            <text:p>102,627</text:p>
          </table:table-cell>
          <table:table-cell office:value-type="float" office:value="113306" table:style-name="ce25">
            <text:p>113,306</text:p>
          </table:table-cell>
          <table:table-cell office:value-type="float" office:value="80.974470127649369" table:style-name="ce26">
            <text:p>80.97</text:p>
          </table:table-cell>
          <table:table-cell office:value-type="float" office:value="42573" table:style-name="ce25">
            <text:p>42,573</text:p>
          </table:table-cell>
          <table:table-cell office:value-type="float" office:value="18757" table:style-name="ce25">
            <text:p>18,757</text:p>
          </table:table-cell>
          <table:table-cell office:value-type="float" office:value="23816" table:style-name="ce25">
            <text:p>23,816</text:p>
          </table:table-cell>
          <table:table-cell office:value-type="float" office:value="15.964795176024118" table:style-name="ce26">
            <text:p>15.96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2792" table:style-name="ce21">
            <text:p>152,792</text:p>
          </table:table-cell>
          <table:table-cell office:value-type="float" office:value="77234" table:style-name="ce21">
            <text:p>77,234</text:p>
          </table:table-cell>
          <table:table-cell office:value-type="float" office:value="75558" table:style-name="ce21">
            <text:p>75,558</text:p>
          </table:table-cell>
          <table:table-cell office:value-type="float" office:value="5514" table:style-name="ce21">
            <text:p>5,514</text:p>
          </table:table-cell>
          <table:table-cell office:value-type="float" office:value="2833" table:style-name="ce21">
            <text:p>2,833</text:p>
          </table:table-cell>
          <table:table-cell office:value-type="float" office:value="2681" table:style-name="ce21">
            <text:p>2,681</text:p>
          </table:table-cell>
          <table:table-cell office:value-type="float" office:value="3.6088276873134721" table:style-name="ce22">
            <text:p>3.61</text:p>
          </table:table-cell>
          <table:table-cell office:value-type="float" office:value="7301" table:style-name="ce21">
            <text:p>7,301</text:p>
          </table:table-cell>
          <table:table-cell office:value-type="float" office:value="3751" table:style-name="ce21">
            <text:p>3,751</text:p>
          </table:table-cell>
          <table:table-cell office:value-type="float" office:value="3550" table:style-name="ce21">
            <text:p>3,550</text:p>
          </table:table-cell>
          <table:table-cell office:value-type="float" office:value="4.7783915388240219" table:style-name="ce23">
            <text:p>4.78</text:p>
          </table:table-cell>
          <table:table-cell office:value-type="float" office:value="11615" table:style-name="ce21">
            <text:p>11,615</text:p>
          </table:table-cell>
          <table:table-cell office:value-type="float" office:value="5988" table:style-name="ce21">
            <text:p>5,988</text:p>
          </table:table-cell>
          <table:table-cell office:value-type="float" office:value="5627" table:style-name="ce21">
            <text:p>5,627</text:p>
          </table:table-cell>
          <table:table-cell office:value-type="float" office:value="7.6018377925545844" table:style-name="ce22">
            <text:p>7.60</text:p>
          </table:table-cell>
          <table:table-cell office:value-type="float" office:value="12412" table:style-name="ce21">
            <text:p>12,412</text:p>
          </table:table-cell>
          <table:table-cell office:value-type="float" office:value="6428" table:style-name="ce21">
            <text:p>6,428</text:p>
          </table:table-cell>
          <table:table-cell office:value-type="float" office:value="5984" table:style-name="ce21">
            <text:p>5,984</text:p>
          </table:table-cell>
          <table:table-cell office:value-type="float" office:value="8.1234619613592329" table:style-name="ce22">
            <text:p>8.12</text:p>
          </table:table-cell>
          <table:table-cell office:value-type="float" office:value="5589" table:style-name="ce21">
            <text:p>5,589</text:p>
          </table:table-cell>
          <table:table-cell office:value-type="float" office:value="2975" table:style-name="ce21">
            <text:p>2,975</text:p>
          </table:table-cell>
          <table:table-cell office:value-type="float" office:value="2614" table:style-name="ce21">
            <text:p>2,614</text:p>
          </table:table-cell>
          <table:table-cell office:value-type="float" office:value="3.6579140269124037" table:style-name="ce22">
            <text:p>3.66</text:p>
          </table:table-cell>
          <table:table-cell office:value-type="float" office:value="132186" table:style-name="ce21">
            <text:p>132,186</text:p>
          </table:table-cell>
          <table:table-cell office:value-type="float" office:value="66497" table:style-name="ce21">
            <text:p>66,497</text:p>
          </table:table-cell>
          <table:table-cell office:value-type="float" office:value="65689" table:style-name="ce21">
            <text:p>65,689</text:p>
          </table:table-cell>
          <table:table-cell office:value-type="float" office:value="86.513691816325462" table:style-name="ce22">
            <text:p>86.51</text:p>
          </table:table-cell>
          <table:table-cell office:value-type="float" office:value="21418" table:style-name="ce21">
            <text:p>21,418</text:p>
          </table:table-cell>
          <table:table-cell office:value-type="float" office:value="10390" table:style-name="ce21">
            <text:p>10,390</text:p>
          </table:table-cell>
          <table:table-cell office:value-type="float" office:value="11028" table:style-name="ce21">
            <text:p>11,028</text:p>
          </table:table-cell>
          <table:table-cell office:value-type="float" office:value="14.017749620398973" table:style-name="ce22">
            <text:p>14.02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39703" table:style-name="ce25">
            <text:p>139,703</text:p>
          </table:table-cell>
          <table:table-cell office:value-type="float" office:value="69700" table:style-name="ce25">
            <text:p>69,700</text:p>
          </table:table-cell>
          <table:table-cell office:value-type="float" office:value="70003" table:style-name="ce25">
            <text:p>70,003</text:p>
          </table:table-cell>
          <table:table-cell office:value-type="float" office:value="4911" table:style-name="ce25">
            <text:p>4,911</text:p>
          </table:table-cell>
          <table:table-cell office:value-type="float" office:value="2499" table:style-name="ce25">
            <text:p>2,499</text:p>
          </table:table-cell>
          <table:table-cell office:value-type="float" office:value="2412" table:style-name="ce25">
            <text:p>2,412</text:p>
          </table:table-cell>
          <table:table-cell office:value-type="float" office:value="3.5153146317545079" table:style-name="ce26">
            <text:p>3.52</text:p>
          </table:table-cell>
          <table:table-cell office:value-type="float" office:value="6516" table:style-name="ce25">
            <text:p>6,516</text:p>
          </table:table-cell>
          <table:table-cell office:value-type="float" office:value="3327" table:style-name="ce25">
            <text:p>3,327</text:p>
          </table:table-cell>
          <table:table-cell office:value-type="float" office:value="3189" table:style-name="ce25">
            <text:p>3,189</text:p>
          </table:table-cell>
          <table:table-cell office:value-type="float" office:value="4.6641804399332871" table:style-name="ce27">
            <text:p>4.66</text:p>
          </table:table-cell>
          <table:table-cell office:value-type="float" office:value="10370" table:style-name="ce25">
            <text:p>10,370</text:p>
          </table:table-cell>
          <table:table-cell office:value-type="float" office:value="5320" table:style-name="ce25">
            <text:p>5,320</text:p>
          </table:table-cell>
          <table:table-cell office:value-type="float" office:value="5050" table:style-name="ce25">
            <text:p>5,050</text:p>
          </table:table-cell>
          <table:table-cell office:value-type="float" office:value="7.4228899880460695" table:style-name="ce26">
            <text:p>7.42</text:p>
          </table:table-cell>
          <table:table-cell office:value-type="float" office:value="11083" table:style-name="ce25">
            <text:p>11,083</text:p>
          </table:table-cell>
          <table:table-cell office:value-type="float" office:value="5717" table:style-name="ce25">
            <text:p>5,717</text:p>
          </table:table-cell>
          <table:table-cell office:value-type="float" office:value="5366" table:style-name="ce25">
            <text:p>5,366</text:p>
          </table:table-cell>
          <table:table-cell office:value-type="float" office:value="7.9332584124893524" table:style-name="ce26">
            <text:p>7.93</text:p>
          </table:table-cell>
          <table:table-cell office:value-type="float" office:value="5038" table:style-name="ce25">
            <text:p>5,038</text:p>
          </table:table-cell>
          <table:table-cell office:value-type="float" office:value="2676" table:style-name="ce25">
            <text:p>2,676</text:p>
          </table:table-cell>
          <table:table-cell office:value-type="float" office:value="2362" table:style-name="ce25">
            <text:p>2,362</text:p>
          </table:table-cell>
          <table:table-cell office:value-type="float" office:value="3.6062217704702118" table:style-name="ce26">
            <text:p>3.61</text:p>
          </table:table-cell>
          <table:table-cell office:value-type="float" office:value="121160" table:style-name="ce25">
            <text:p>121,160</text:p>
          </table:table-cell>
          <table:table-cell office:value-type="float" office:value="60083" table:style-name="ce25">
            <text:p>60,083</text:p>
          </table:table-cell>
          <table:table-cell office:value-type="float" office:value="61077" table:style-name="ce25">
            <text:p>61,077</text:p>
          </table:table-cell>
          <table:table-cell office:value-type="float" office:value="86.726841943265356" table:style-name="ce26">
            <text:p>86.73</text:p>
          </table:table-cell>
          <table:table-cell office:value-type="float" office:value="19785" table:style-name="ce25">
            <text:p>19,785</text:p>
          </table:table-cell>
          <table:table-cell office:value-type="float" office:value="9506" table:style-name="ce25">
            <text:p>9,506</text:p>
          </table:table-cell>
          <table:table-cell office:value-type="float" office:value="10279" table:style-name="ce25">
            <text:p>10,279</text:p>
          </table:table-cell>
          <table:table-cell office:value-type="float" office:value="14.162186925119718" table:style-name="ce26">
            <text:p>14.16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89" table:style-name="ce29">
            <text:p>13,089</text:p>
          </table:table-cell>
          <table:table-cell office:value-type="float" office:value="7534" table:style-name="ce30">
            <text:p>7,534</text:p>
          </table:table-cell>
          <table:table-cell office:value-type="float" office:value="5555" table:style-name="ce30">
            <text:p>5,555</text:p>
          </table:table-cell>
          <table:table-cell office:value-type="float" office:value="603" table:style-name="ce29">
            <text:p>603</text:p>
          </table:table-cell>
          <table:table-cell office:value-type="float" office:value="334" table:style-name="ce30">
            <text:p>334</text:p>
          </table:table-cell>
          <table:table-cell office:value-type="float" office:value="269" table:style-name="ce30">
            <text:p>269</text:p>
          </table:table-cell>
          <table:table-cell office:value-type="float" office:value="4.6069218427687373" table:style-name="ce31">
            <text:p>4.61</text:p>
          </table:table-cell>
          <table:table-cell office:value-type="float" office:value="785" table:style-name="ce29">
            <text:p>785</text:p>
          </table:table-cell>
          <table:table-cell office:value-type="float" office:value="424" table:style-name="ce30">
            <text:p>424</text:p>
          </table:table-cell>
          <table:table-cell office:value-type="float" office:value="361" table:style-name="ce30">
            <text:p>361</text:p>
          </table:table-cell>
          <table:table-cell office:value-type="float" office:value="5.9974023989609595" table:style-name="ce32">
            <text:p>6.00</text:p>
          </table:table-cell>
          <table:table-cell office:value-type="float" office:value="1245" table:style-name="ce29">
            <text:p>1,245</text:p>
          </table:table-cell>
          <table:table-cell office:value-type="float" office:value="668" table:style-name="ce30">
            <text:p>668</text:p>
          </table:table-cell>
          <table:table-cell office:value-type="float" office:value="577" table:style-name="ce30">
            <text:p>577</text:p>
          </table:table-cell>
          <table:table-cell office:value-type="float" office:value="9.5118038047215219" table:style-name="ce31">
            <text:p>9.51</text:p>
          </table:table-cell>
          <table:table-cell office:value-type="float" office:value="1329" table:style-name="ce29">
            <text:p>1,329</text:p>
          </table:table-cell>
          <table:table-cell office:value-type="float" office:value="711" table:style-name="ce30">
            <text:p>711</text:p>
          </table:table-cell>
          <table:table-cell office:value-type="float" office:value="618" table:style-name="ce30">
            <text:p>618</text:p>
          </table:table-cell>
          <table:table-cell office:value-type="float" office:value="10.153564061425623" table:style-name="ce31">
            <text:p>10.15</text:p>
          </table:table-cell>
          <table:table-cell office:value-type="float" office:value="551" table:style-name="ce29">
            <text:p>551</text:p>
          </table:table-cell>
          <table:table-cell office:value-type="float" office:value="299" table:style-name="ce30">
            <text:p>299</text:p>
          </table:table-cell>
          <table:table-cell office:value-type="float" office:value="252" table:style-name="ce30">
            <text:p>252</text:p>
          </table:table-cell>
          <table:table-cell office:value-type="float" office:value="4.209641683856673" table:style-name="ce31">
            <text:p>4.21</text:p>
          </table:table-cell>
          <table:table-cell office:value-type="float" office:value="11026" table:style-name="ce29">
            <text:p>11,026</text:p>
          </table:table-cell>
          <table:table-cell office:value-type="float" office:value="6414" table:style-name="ce30">
            <text:p>6,414</text:p>
          </table:table-cell>
          <table:table-cell office:value-type="float" office:value="4612" table:style-name="ce30">
            <text:p>4,612</text:p>
          </table:table-cell>
          <table:table-cell office:value-type="float" office:value="84.238673695469473" table:style-name="ce31">
            <text:p>84.24</text:p>
          </table:table-cell>
          <table:table-cell office:value-type="float" office:value="1633" table:style-name="ce29">
            <text:p>1,633</text:p>
          </table:table-cell>
          <table:table-cell office:value-type="float" office:value="884" table:style-name="ce30">
            <text:p>884</text:p>
          </table:table-cell>
          <table:table-cell office:value-type="float" office:value="749" table:style-name="ce30">
            <text:p>749</text:p>
          </table:table-cell>
          <table:table-cell office:value-type="float" office:value="12.476124990449996" table:style-name="ce31">
            <text:p>12.48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9月8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outlook%20moi2002/月報速報/06速(月)報套印/10908/【套印】各月(03以外)-10908.xlsx'#新02性比例等-年月別" table:style-name="ta2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2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2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2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2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2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2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2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2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2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2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2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2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2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2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2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05:49Z</meta:creation-date>
    <dc:date>2020-09-08T07:06:32Z</dc:date>
  </office:meta>
</office:document-meta>
</file>